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rl-tb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641in" fo:margin-left="1.0472in" table:align="left" style:writing-mode="rl-tb"/>
    </style:style>
    <style:style style:name="Table2.A" style:family="table-column">
      <style:table-column-properties style:column-width="1.1139in"/>
    </style:style>
    <style:style style:name="Table2.C" style:family="table-column">
      <style:table-column-properties style:column-width="1.1132in"/>
    </style:style>
    <style:style style:name="Table2.D" style:family="table-column">
      <style:table-column-properties style:column-width="1.1222in"/>
    </style:style>
    <style:style style:name="Table2.E" style:family="table-column">
      <style:table-column-properties style:column-width="1.1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3826in" fo:margin-left="2.3056in" table:align="left" style:writing-mode="rl-tb"/>
    </style:style>
    <style:style style:name="Table3.A" style:family="table-column">
      <style:table-column-properties style:column-width="1.1132in"/>
    </style:style>
    <style:style style:name="Table3.B" style:family="table-column">
      <style:table-column-properties style:column-width="1.1139in"/>
    </style:style>
    <style:style style:name="Table3.D" style:family="table-column">
      <style:table-column-properties style:column-width="1.041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writing-mode="rl-tb"/>
    </style:style>
    <style:style style:name="Table4.A" style:family="table-column">
      <style:table-column-properties style:column-width="0.8368in" style:rel-column-width="8191*"/>
    </style:style>
    <style:style style:name="Table4.H" style:family="table-column">
      <style:table-column-properties style:column-width="0.8375in" style:rel-column-width="819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bd745" officeooo:paragraph-rsid="04cbd745" style:font-size-asian="12pt" style:font-style-asian="italic" style:font-weight-asian="normal" style:font-name-complex="David CLM" style:font-size-complex="12pt"/>
    </style:style>
    <style:style style:name="P4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2c344" officeooo:paragraph-rsid="04d2c344" style:font-size-asian="12pt" style:font-style-asian="italic" style:font-weight-asian="normal" style:font-name-complex="David CLM" style:font-size-complex="12pt" style:font-weight-complex="normal"/>
    </style:style>
    <style:style style:name="P5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749b7" officeooo:paragraph-rsid="04d749b7" style:font-size-asian="12pt" style:font-style-asian="italic" style:font-weight-asian="normal" style:font-name-complex="David CLM" style:font-size-complex="12pt" style:font-weight-complex="normal"/>
    </style:style>
    <style:style style:name="P6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a209c" officeooo:paragraph-rsid="04da209c" style:font-size-asian="12pt" style:font-style-asian="italic" style:font-weight-asian="normal" style:font-name-complex="David CLM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bf2f7" officeooo:paragraph-rsid="04dbf2f7" style:font-size-asian="12pt" style:font-style-asian="italic" style:font-weight-asian="normal" style:font-name-complex="David CLM" style:font-size-complex="12pt" style:font-weight-complex="normal"/>
    </style:style>
    <style:style style:name="P8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officeooo:rsid="04a9e17c" officeooo:paragraph-rsid="04a9e17c" style:font-size-asian="12pt" style:font-name-complex="David CLM" style:font-size-complex="12pt"/>
    </style:style>
    <style:style style:name="P9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officeooo:paragraph-rsid="04cbd745" style:font-size-asian="12pt" style:font-name-complex="David CLM" style:font-size-complex="12pt"/>
    </style:style>
    <style:style style:name="P10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officeooo:paragraph-rsid="04cf74ae" style:font-size-asian="12pt" style:font-name-complex="David CLM" style:font-size-complex="12pt"/>
    </style:style>
    <style:style style:name="P11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379bc83" officeooo:paragraph-rsid="04ab2c29" style:font-size-asian="12pt" style:font-style-asian="italic" style:font-weight-asian="normal" style:font-name-complex="David CLM" style:font-size-complex="12pt"/>
    </style:style>
    <style:style style:name="P12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b055e1" officeooo:paragraph-rsid="04adbdbf" style:font-size-asian="12pt" style:font-style-asian="italic" style:font-weight-asian="normal" style:font-name-complex="David CLM" style:font-size-complex="12pt"/>
    </style:style>
    <style:style style:name="P13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84b90" officeooo:paragraph-rsid="04c84b90" style:font-size-asian="12pt" style:font-style-asian="italic" style:font-weight-asian="normal" style:font-name-complex="David CLM" style:font-size-complex="12pt"/>
    </style:style>
    <style:style style:name="P14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8ed94" officeooo:paragraph-rsid="04c8ed94" style:font-size-asian="12pt" style:font-style-asian="italic" style:font-weight-asian="normal" style:font-name-complex="David CLM" style:font-size-complex="12pt"/>
    </style:style>
    <style:style style:name="P15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bd745" officeooo:paragraph-rsid="04cbd745" style:font-size-asian="12pt" style:font-style-asian="italic" style:font-weight-asian="normal" style:font-name-complex="David CLM" style:font-size-complex="12pt"/>
    </style:style>
    <style:style style:name="P16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d4465" officeooo:paragraph-rsid="04cd4465" style:font-size-asian="12pt" style:font-style-asian="italic" style:font-weight-asian="normal" style:font-name-complex="David CLM" style:font-size-complex="12pt"/>
    </style:style>
    <style:style style:name="P17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f74ae" officeooo:paragraph-rsid="04cf74ae" style:font-size-asian="12pt" style:font-style-asian="italic" style:font-weight-asian="normal" style:font-name-complex="David CLM" style:font-size-complex="12pt"/>
    </style:style>
    <style:style style:name="P18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fe019" officeooo:paragraph-rsid="04cfe019" style:font-size-asian="12pt" style:font-style-asian="italic" style:font-weight-asian="normal" style:font-name-complex="David CLM" style:font-size-complex="12pt" style:font-weight-complex="normal"/>
    </style:style>
    <style:style style:name="P19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2c344" officeooo:paragraph-rsid="04d2c344" style:font-size-asian="12pt" style:font-style-asian="italic" style:font-weight-asian="normal" style:font-name-complex="David CLM" style:font-size-complex="12pt" style:font-weight-complex="normal"/>
    </style:style>
    <style:style style:name="P20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a209c" officeooo:paragraph-rsid="04da209c" style:font-size-asian="12pt" style:font-style-asian="italic" style:font-weight-asian="normal" style:font-name-complex="David CLM" style:font-size-complex="12pt" style:font-weight-complex="normal"/>
    </style:style>
    <style:style style:name="P21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paragraph-rsid="04ab2c29" style:font-name-complex="David CLM"/>
    </style:style>
    <style:style style:name="P22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rsid="04adbdbf" officeooo:paragraph-rsid="04adbdbf" style:font-name-complex="David CLM"/>
    </style:style>
    <style:style style:name="P23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12pt" officeooo:paragraph-rsid="04cbd745" style:font-size-asian="12pt" style:font-name-complex="David CLM" style:font-size-complex="12pt"/>
    </style:style>
    <style:style style:name="P24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12pt" officeooo:paragraph-rsid="04cf74ae" style:font-size-asian="12pt" style:font-name-complex="David CLM" style:font-size-complex="12pt"/>
    </style:style>
    <style:style style:name="P25" style:family="paragraph" style:parent-style-name="Standard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officeooo:paragraph-rsid="04dbf2f7" style:font-size-asian="12pt" style:font-name-complex="David CLM" style:font-size-complex="12pt"/>
    </style:style>
    <style:style style:name="P26" style:family="paragraph" style:parent-style-name="Standard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dbf2f7" officeooo:paragraph-rsid="04dbf2f7" style:font-size-asian="12pt" style:font-style-asian="italic" style:font-weight-asian="normal" style:font-name-complex="David CLM" style:font-size-complex="12pt" style:font-weight-complex="normal"/>
    </style:style>
    <style:style style:name="P27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paragraph-rsid="04c84b90" style:font-size-asian="12pt" style:font-name-complex="David CLM" style:font-size-complex="12pt"/>
    </style:style>
    <style:style style:name="P28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paragraph-rsid="04cf74ae" style:font-size-asian="12pt" style:font-name-complex="David CLM" style:font-size-complex="12pt"/>
    </style:style>
    <style:style style:name="P29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paragraph-rsid="04d2c344" style:font-size-asian="12pt" style:font-name-complex="David CLM" style:font-size-complex="12pt"/>
    </style:style>
    <style:style style:name="P30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paragraph-rsid="04ed2c28" style:font-size-asian="12pt" style:font-name-complex="David CLM" style:font-size-complex="12pt"/>
    </style:style>
    <style:style style:name="P31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rsid="04c84b90" officeooo:paragraph-rsid="04c84b90" style:font-size-asian="12pt" style:font-name-complex="David CLM" style:font-size-complex="12pt"/>
    </style:style>
    <style:style style:name="P32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rsid="04c84b90" officeooo:paragraph-rsid="04cf74ae" style:font-size-asian="12pt" style:font-name-complex="David CLM" style:font-size-complex="12pt"/>
    </style:style>
    <style:style style:name="P33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c84b90" officeooo:paragraph-rsid="04cfe019" style:font-size-asian="12pt" style:font-style-asian="italic" style:font-weight-asian="normal" style:font-name-complex="David CLM" style:font-size-complex="12pt" style:font-weight-complex="bold"/>
    </style:style>
    <style:style style:name="P34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cfe019" officeooo:paragraph-rsid="04cfe019" style:font-size-asian="12pt" style:font-style-asian="italic" style:font-weight-asian="normal" style:font-name-complex="David CLM" style:font-size-complex="12pt" style:font-weight-complex="normal"/>
    </style:style>
    <style:style style:name="P35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d2c344" officeooo:paragraph-rsid="04d2c344" style:font-size-asian="12pt" style:font-style-asian="italic" style:font-weight-asian="normal" style:font-name-complex="David CLM" style:font-size-complex="12pt" style:font-weight-complex="normal"/>
    </style:style>
    <style:style style:name="P36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c84b90" officeooo:paragraph-rsid="04ed2c28" style:font-size-asian="12pt" style:font-style-asian="italic" style:font-weight-asian="normal" style:font-name-complex="David CLM" style:font-size-complex="12pt" style:font-weight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style:use-window-font-color="true" style:font-name="David CLM" officeooo:rsid="04bb2ae4" officeooo:paragraph-rsid="04bf022a" style:font-name-complex="David CLM"/>
    </style:style>
    <style:style style:name="P38" style:family="paragraph" style:parent-style-name="Text_20_body">
      <style:paragraph-properties fo:text-align="end" style:justify-single-word="false" style:writing-mode="rl-tb"/>
      <style:text-properties style:font-name="David CLM" officeooo:rsid="05ad8a96" officeooo:paragraph-rsid="04def4b9" style:font-name-complex="David CLM"/>
    </style:style>
    <style:style style:name="P39" style:family="paragraph" style:parent-style-name="Text_20_body">
      <style:paragraph-properties fo:text-align="end" style:justify-single-word="false" style:writing-mode="rl-tb"/>
      <style:text-properties style:font-name="David CLM" officeooo:rsid="05ad8a96" officeooo:paragraph-rsid="04dd6af3" style:font-name-complex="David CLM"/>
    </style:style>
    <style:style style:name="P40" style:family="paragraph" style:parent-style-name="Text_20_body">
      <style:paragraph-properties fo:text-align="end" style:justify-single-word="false" style:writing-mode="rl-tb"/>
      <style:text-properties style:font-name="David CLM" officeooo:rsid="04def4b9" officeooo:paragraph-rsid="04def4b9" style:font-name-complex="David CLM"/>
    </style:style>
    <style:style style:name="P41" style:family="paragraph" style:parent-style-name="Text_20_body">
      <style:paragraph-properties fo:text-align="end" style:justify-single-word="false" style:writing-mode="rl-tb"/>
      <style:text-properties style:font-name="David CLM" officeooo:rsid="04df76eb" officeooo:paragraph-rsid="04df76eb" style:font-name-complex="David CLM"/>
    </style:style>
    <style:style style:name="P42" style:family="paragraph" style:parent-style-name="Text_20_body">
      <style:paragraph-properties fo:text-align="end" style:justify-single-word="false" style:writing-mode="rl-tb"/>
      <style:text-properties style:font-name="David CLM" officeooo:rsid="04e0dd66" officeooo:paragraph-rsid="04e0dd66" style:font-name-complex="David CLM"/>
    </style:style>
    <style:style style:name="P43" style:family="paragraph" style:parent-style-name="Default">
      <style:paragraph-properties fo:text-align="end" style:justify-single-word="false" style:writing-mode="rl-tb"/>
      <style:text-properties style:use-window-font-color="true" style:font-name="David CLM" fo:font-size="12pt" officeooo:rsid="04bb2ae4" officeooo:paragraph-rsid="04bb2ae4" style:font-size-asian="12pt" style:font-name-complex="David CLM" style:font-size-complex="12pt"/>
    </style:style>
    <style:style style:name="P44" style:family="paragraph" style:parent-style-name="Default">
      <style:paragraph-properties style:line-height-at-least="0.139in" fo:text-align="end" style:justify-single-word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45" style:family="paragraph" style:parent-style-name="Text_20_body">
      <style:text-properties style:font-name="David CLM" officeooo:paragraph-rsid="04a4871a" style:font-name-complex="David CLM"/>
    </style:style>
    <style:style style:name="P46" style:family="paragraph" style:parent-style-name="Text_20_body">
      <style:text-properties style:font-name="David CLM" officeooo:rsid="04445db3" officeooo:paragraph-rsid="04a4871a" style:font-name-complex="David CLM"/>
    </style:style>
    <style:style style:name="P47" style:family="paragraph" style:parent-style-name="Text_20_body">
      <style:text-properties style:font-name="David CLM" officeooo:rsid="04a6c807" officeooo:paragraph-rsid="04a6c807" style:font-name-complex="David CLM"/>
    </style:style>
    <style:style style:name="P48" style:family="paragraph" style:parent-style-name="Text_20_body">
      <style:text-properties style:font-name="David CLM" officeooo:rsid="04a4871a" officeooo:paragraph-rsid="04a4871a" style:font-name-complex="David CLM"/>
    </style:style>
    <style:style style:name="P49" style:family="paragraph" style:parent-style-name="Text_20_body">
      <style:text-properties style:font-name="David CLM" officeooo:rsid="04a9e17c" officeooo:paragraph-rsid="04a9e17c" style:font-name-complex="David CLM"/>
    </style:style>
    <style:style style:name="P50" style:family="paragraph" style:parent-style-name="Text_20_body">
      <style:text-properties style:font-name="David CLM" officeooo:paragraph-rsid="04a9e17c" style:font-name-complex="David CLM"/>
    </style:style>
    <style:style style:name="P51" style:family="paragraph" style:parent-style-name="Text_20_body">
      <style:text-properties style:font-name="David CLM" officeooo:rsid="04b0cafb" officeooo:paragraph-rsid="04b0cafb" style:font-name-complex="David CLM"/>
    </style:style>
    <style:style style:name="P52" style:family="paragraph" style:parent-style-name="Text_20_body">
      <style:text-properties style:font-name="David CLM" officeooo:rsid="04b285a5" officeooo:paragraph-rsid="04b285a5" style:font-name-complex="David CLM"/>
    </style:style>
    <style:style style:name="P53" style:family="paragraph" style:parent-style-name="Text_20_body">
      <style:text-properties style:font-name="David CLM" officeooo:rsid="04b31ad0" officeooo:paragraph-rsid="04b31ad0" style:font-name-complex="David CLM"/>
    </style:style>
    <style:style style:name="P54" style:family="paragraph" style:parent-style-name="Text_20_body">
      <style:text-properties style:font-name="David CLM" officeooo:paragraph-rsid="04b5be47" style:font-name-complex="David CLM"/>
    </style:style>
    <style:style style:name="P55" style:family="paragraph" style:parent-style-name="Text_20_body">
      <style:text-properties style:font-name="David CLM" officeooo:rsid="04bb2ae4" officeooo:paragraph-rsid="04bb2ae4" style:font-name-complex="David CLM"/>
    </style:style>
    <style:style style:name="P56" style:family="paragraph" style:parent-style-name="Heading_20_2">
      <style:text-properties style:font-name="David CLM" fo:font-weight="bold" officeooo:rsid="04b0cafb" officeooo:paragraph-rsid="04b0cafb" style:font-weight-asian="bold" style:font-name-complex="David CLM" style:font-weight-complex="bold"/>
    </style:style>
    <style:style style:name="P57" style:family="paragraph" style:parent-style-name="Heading_20_2">
      <style:text-properties style:font-name="David CLM" officeooo:rsid="04dd6af3" officeooo:paragraph-rsid="04dd6af3" style:font-name-complex="David CLM"/>
    </style:style>
    <style:style style:name="P58" style:family="paragraph" style:parent-style-name="Heading_20_2">
      <style:text-properties style:font-name="David CLM" officeooo:paragraph-rsid="044e8cf1" style:font-name-complex="David CLM"/>
    </style:style>
    <style:style style:name="P59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60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4bf022a" officeooo:paragraph-rsid="04bf022a" style:letter-kerning="true" style:font-size-asian="12pt" style:font-style-asian="normal" style:font-weight-asian="normal" style:font-name-complex="David CLM" style:font-size-complex="12pt" style:text-emphasize="none"/>
    </style:style>
    <style:style style:name="P61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4c189bd" officeooo:paragraph-rsid="04c189bd" style:letter-kerning="true" style:font-size-asian="12pt" style:font-style-asian="normal" style:font-weight-asian="normal" style:font-name-complex="David CLM" style:font-size-complex="12pt" style:text-emphasize="none"/>
    </style:style>
    <style:style style:name="P62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4c4d494" officeooo:paragraph-rsid="04c4d494" style:letter-kerning="true" style:font-size-asian="12pt" style:font-style-asian="normal" style:font-weight-asian="normal" style:font-name-complex="David CLM" style:font-size-complex="12pt" style:text-emphasize="none"/>
    </style:style>
    <style:style style:name="P63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bold" officeooo:rsid="04c189bd" officeooo:paragraph-rsid="04c189bd" style:letter-kerning="true" style:font-size-asian="12pt" style:font-style-asian="normal" style:font-weight-asian="bold" style:font-name-complex="David CLM" style:font-size-complex="12pt" style:font-weight-complex="bold" style:text-emphasize="none"/>
    </style:style>
    <style:style style:name="P64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65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4c5e223" officeooo:paragraph-rsid="04c5e223" style:font-size-asian="12pt" style:font-name-complex="David CLM" style:font-size-complex="12pt"/>
    </style:style>
    <style:style style:name="P66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officeooo:paragraph-rsid="04bf022a" style:font-name-complex="David CLM"/>
    </style:style>
    <style:style style:name="P67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officeooo:rsid="04c189bd" officeooo:paragraph-rsid="04c8ed94" style:font-name-complex="David CLM"/>
    </style:style>
    <style:style style:name="P68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69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officeooo:paragraph-rsid="04cf74ae" style:letter-kerning="true" style:font-size-asian="12pt" style:font-style-asian="normal" style:font-weight-asian="normal" style:font-name-complex="David CLM" style:font-size-complex="12pt" style:text-emphasize="none"/>
    </style:style>
    <style:style style:name="P70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officeooo:rsid="04cf74ae" officeooo:paragraph-rsid="04cf74ae" style:letter-kerning="true" style:font-size-asian="12pt" style:font-style-asian="normal" style:font-weight-asian="normal" style:font-name-complex="David CLM" style:font-size-complex="12pt" style:text-emphasize="none"/>
    </style:style>
    <style:style style:name="P71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officeooo:rsid="04cfe019" officeooo:paragraph-rsid="04cfe019" style:letter-kerning="true" style:font-size-asian="12pt" style:font-style-asian="normal" style:font-weight-asian="normal" style:font-name-complex="David CLM" style:font-size-complex="12pt" style:text-emphasize="none"/>
    </style:style>
    <style:style style:name="P72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font-name="David CLM" fo:font-size="12pt" style:font-size-asian="12pt" style:font-name-complex="David CLM" style:font-size-complex="12pt"/>
    </style:style>
    <style:style style:name="P73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font-name="David CLM" fo:font-size="12pt" officeooo:paragraph-rsid="04cf74ae" style:font-size-asian="12pt" style:font-name-complex="David CLM" style:font-size-complex="12pt"/>
    </style:style>
    <style:style style:name="P74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font-name="David CLM" fo:font-size="12pt" officeooo:rsid="04cfe019" officeooo:paragraph-rsid="04cfe019" style:font-size-asian="12pt" style:font-name-complex="David CLM" style:font-size-complex="12pt"/>
    </style:style>
    <style:style style:name="P75" style:family="paragraph" style:parent-style-name="Default">
      <style:paragraph-properties fo:margin-left="0in" fo:margin-right="0in" fo:margin-top="0in" fo:margin-bottom="0in" loext:contextual-spacing="false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fo:font-style="italic" fo:font-weight="normal" officeooo:rsid="0379bc83" officeooo:paragraph-rsid="04a38636" style:font-size-asian="12pt" style:font-style-asian="italic" style:font-weight-asian="normal" style:font-name-complex="David CLM" style:font-size-complex="12pt"/>
    </style:style>
    <style:style style:name="P76" style:family="paragraph" style:parent-style-name="Default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77" style:family="paragraph" style:parent-style-name="Default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fo:font-weight="normal" style:font-size-asian="12pt" style:font-weight-asian="normal" style:font-name-complex="David CLM" style:font-size-complex="12pt" style:font-weight-complex="normal"/>
    </style:style>
    <style:style style:name="P78" style:family="paragraph" style:parent-style-name="Table_20_Contents">
      <style:text-properties style:font-name="David CLM" fo:font-weight="bold" officeooo:rsid="04a4871a" officeooo:paragraph-rsid="04a4871a" style:font-weight-asian="bold" style:font-name-complex="David CLM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David CLM" fo:font-weight="bold" officeooo:rsid="04a4871a" officeooo:paragraph-rsid="04a4871a" style:font-weight-asian="bold" style:font-name-complex="David CLM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David CLM" fo:font-weight="bold" officeooo:rsid="04a4871a" officeooo:paragraph-rsid="04b5be47" style:font-weight-asian="bold" style:font-name-complex="David CLM" style:font-weight-complex="bold"/>
    </style:style>
    <style:style style:name="P81" style:family="paragraph" style:parent-style-name="Table_20_Contents">
      <style:text-properties style:font-name="David CLM" fo:font-weight="bold" officeooo:rsid="04a4871a" officeooo:paragraph-rsid="04b5be47" style:font-weight-asian="bold" style:font-name-complex="David CLM" style:font-weight-complex="bold"/>
    </style:style>
    <style:style style:name="P82" style:family="paragraph" style:parent-style-name="Table_20_Contents">
      <style:text-properties style:font-name="David CLM" fo:font-weight="bold" officeooo:rsid="04a4871a" officeooo:paragraph-rsid="04bf022a" style:font-weight-asian="bold" style:font-name-complex="David CLM" style:font-weight-complex="bold"/>
    </style:style>
    <style:style style:name="P83" style:family="paragraph" style:parent-style-name="Table_20_Contents">
      <style:text-properties style:font-name="David CLM" fo:font-weight="bold" officeooo:rsid="04a6c807" officeooo:paragraph-rsid="04a6c807" style:font-weight-asian="bold" style:font-name-complex="David CLM" style:font-weight-complex="bold"/>
    </style:style>
    <style:style style:name="P84" style:family="paragraph" style:parent-style-name="Table_20_Contents">
      <style:text-properties style:font-name="David CLM" fo:font-weight="bold" officeooo:rsid="04a6c807" officeooo:paragraph-rsid="04b5be47" style:font-weight-asian="bold" style:font-name-complex="David CLM" style:font-weight-complex="bold"/>
    </style:style>
    <style:style style:name="P85" style:family="paragraph" style:parent-style-name="Table_20_Contents">
      <style:text-properties style:font-name="David CLM" fo:font-weight="bold" officeooo:rsid="04a6c807" officeooo:paragraph-rsid="04bf022a" style:font-weight-asian="bold" style:font-name-complex="David CLM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David CLM" fo:font-weight="bold" officeooo:rsid="04bf022a" officeooo:paragraph-rsid="04bf022a" style:font-weight-asian="bold" style:font-name-complex="David CLM" style:font-weight-complex="bold"/>
    </style:style>
    <style:style style:name="P87" style:family="paragraph" style:parent-style-name="Table_20_Contents">
      <style:text-properties style:font-name="David CLM" fo:font-weight="bold" officeooo:rsid="05add877" officeooo:paragraph-rsid="04dd6af3" style:font-weight-asian="bold" style:font-name-complex="David CLM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David CLM" officeooo:rsid="04a4871a" officeooo:paragraph-rsid="04a4871a" style:font-name-complex="David CLM"/>
    </style:style>
    <style:style style:name="P89" style:family="paragraph" style:parent-style-name="Table_20_Contents">
      <style:paragraph-properties fo:text-align="center" style:justify-single-word="false"/>
      <style:text-properties style:font-name="David CLM" officeooo:rsid="04a4871a" officeooo:paragraph-rsid="04b5be47" style:font-name-complex="David CLM"/>
    </style:style>
    <style:style style:name="P90" style:family="paragraph" style:parent-style-name="Table_20_Contents">
      <style:paragraph-properties fo:text-align="center" style:justify-single-word="false"/>
      <style:text-properties style:font-name="David CLM" officeooo:rsid="04a8aaf1" officeooo:paragraph-rsid="04a8aaf1" style:font-name-complex="David CLM"/>
    </style:style>
    <style:style style:name="P91" style:family="paragraph" style:parent-style-name="Table_20_Contents">
      <style:paragraph-properties fo:text-align="center" style:justify-single-word="false"/>
      <style:text-properties style:font-name="David CLM" officeooo:rsid="04a8aaf1" officeooo:paragraph-rsid="04b5be47" style:font-name-complex="David CLM"/>
    </style:style>
    <style:style style:name="P92" style:family="paragraph" style:parent-style-name="Table_20_Contents">
      <style:paragraph-properties fo:text-align="center" style:justify-single-word="false"/>
      <style:text-properties style:font-name="David CLM" officeooo:rsid="04c8ed94" officeooo:paragraph-rsid="04c8ed94" style:font-name-complex="David CLM"/>
    </style:style>
    <style:style style:name="P93" style:family="paragraph" style:parent-style-name="Table_20_Contents">
      <style:paragraph-properties fo:text-align="center" style:justify-single-word="false"/>
      <style:text-properties style:font-name="David CLM" fo:font-size="14pt" officeooo:rsid="05add877" officeooo:paragraph-rsid="04dd6af3" style:font-size-asian="14pt" style:font-name-complex="David CLM" style:font-size-complex="14pt"/>
    </style:style>
    <style:style style:name="P94" style:family="paragraph" style:parent-style-name="Standard">
      <style:paragraph-properties fo:text-align="start" style:justify-single-word="false" style:writing-mode="lr-tb"/>
      <style:text-properties style:font-name="Liberation Sans" fo:font-weight="normal" officeooo:rsid="04eb4474" officeooo:paragraph-rsid="04eb4474" style:font-weight-asian="normal" style:font-name-complex="David CLM" style:font-weight-complex="normal"/>
    </style:style>
    <style:style style:name="P95" style:family="paragraph" style:parent-style-name="Standard">
      <style:paragraph-properties fo:text-align="start" style:justify-single-word="false" style:writing-mode="lr-tb"/>
      <style:text-properties style:font-name="Liberation Sans" fo:font-weight="normal" officeooo:rsid="04e54b20" officeooo:paragraph-rsid="04e7c4d3" style:font-weight-asian="normal" style:font-name-complex="David CLM" style:font-weight-complex="normal"/>
    </style:style>
    <style:style style:name="P96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normal" fo:font-weight="normal" officeooo:rsid="04ed2c28" officeooo:paragraph-rsid="04d749b7" style:font-size-asian="12pt" style:font-style-asian="normal" style:font-weight-asian="normal" style:font-name-complex="David CLM" style:font-size-complex="12pt" style:font-style-complex="normal" style:font-weight-complex="normal"/>
    </style:style>
    <style:style style:name="P97" style:family="paragraph" style:parent-style-name="Standard" style:list-style-name="L5">
      <style:paragraph-properties fo:text-align="start" style:justify-single-word="false" style:writing-mode="lr-tb"/>
      <style:text-properties officeooo:paragraph-rsid="044e8cf1"/>
    </style:style>
    <style:style style:name="P98" style:family="paragraph" style:parent-style-name="Standard" style:list-style-name="L5">
      <style:paragraph-properties fo:text-align="start" style:justify-single-word="false" style:writing-mode="lr-tb"/>
      <style:text-properties officeooo:paragraph-rsid="04e54b20"/>
    </style:style>
    <style:style style:name="P99" style:family="paragraph" style:parent-style-name="Standard" style:list-style-name="L5">
      <style:paragraph-properties fo:text-align="start" style:justify-single-word="false" style:writing-mode="lr-tb"/>
      <style:text-properties officeooo:paragraph-rsid="04e9d141"/>
    </style:style>
    <style:style style:name="P100" style:family="paragraph" style:parent-style-name="Standard" style:list-style-name="L5">
      <style:paragraph-properties fo:text-align="start" style:justify-single-word="false" style:writing-mode="lr-tb"/>
      <style:text-properties officeooo:paragraph-rsid="04eb4474"/>
    </style:style>
    <style:style style:name="P101" style:family="paragraph" style:parent-style-name="Standard" style:list-style-name="L5">
      <style:paragraph-properties fo:text-align="start" style:justify-single-word="false" style:writing-mode="lr-tb"/>
      <style:text-properties officeooo:rsid="04e6534b" officeooo:paragraph-rsid="04e6534b"/>
    </style:style>
    <style:style style:name="P102" style:family="paragraph" style:parent-style-name="Standard" style:list-style-name="L5">
      <style:paragraph-properties fo:text-align="start" style:justify-single-word="false" style:writing-mode="lr-tb"/>
      <style:text-properties officeooo:rsid="04e6534b" officeooo:paragraph-rsid="04e9b882"/>
    </style:style>
    <style:style style:name="P103" style:family="paragraph" style:parent-style-name="Text_20_body">
      <style:text-properties style:font-name="David CLM" officeooo:paragraph-rsid="032aa1da" style:font-name-complex="David CLM"/>
    </style:style>
    <style:style style:name="P104" style:family="paragraph" style:parent-style-name="Text_20_body" style:list-style-name="L4">
      <style:paragraph-properties fo:text-align="end" style:justify-single-word="false" style:writing-mode="rl-tb"/>
      <style:text-properties style:font-name="David CLM" officeooo:rsid="04e0dd66" officeooo:paragraph-rsid="04e0dd66" style:font-name-complex="David CLM"/>
    </style:style>
    <style:style style:name="P105" style:family="paragraph" style:parent-style-name="Text_20_body">
      <style:paragraph-properties fo:text-align="end" style:justify-single-word="false" style:writing-mode="rl-tb"/>
      <style:text-properties style:font-name="David CLM" officeooo:rsid="04e2c6ee" officeooo:paragraph-rsid="04e2c6ee" style:font-name-complex="David CLM"/>
    </style:style>
    <style:style style:name="P106" style:family="paragraph" style:parent-style-name="Text_20_body">
      <style:paragraph-properties fo:text-align="end" style:justify-single-word="false" style:writing-mode="rl-tb"/>
      <style:text-properties officeooo:rsid="04ef0870" officeooo:paragraph-rsid="04ef0870"/>
    </style:style>
    <style:style style:name="P107" style:family="paragraph" style:parent-style-name="Text_20_body">
      <style:paragraph-properties fo:text-align="end" style:justify-single-word="false" style:writing-mode="rl-tb"/>
      <style:text-properties officeooo:rsid="04ef0870" officeooo:paragraph-rsid="04f133cb"/>
    </style:style>
    <style:style style:name="P108" style:family="paragraph" style:parent-style-name="Heading_20_1">
      <style:text-properties style:font-name="David CLM" officeooo:rsid="04a19bca" officeooo:paragraph-rsid="04a19bca" style:font-name-complex="David CLM"/>
    </style:style>
    <style:style style:name="P109" style:family="paragraph" style:parent-style-name="Default" style:list-style-name="L1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paragraph-rsid="04a38636" style:font-name-complex="David CLM"/>
    </style:style>
    <style:style style:name="P110" style:family="paragraph" style:parent-style-name="Default" style:list-style-name="L1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paragraph-rsid="04a9e17c" style:font-name-complex="David CLM"/>
    </style:style>
    <style:style style:name="P111" style:family="paragraph" style:parent-style-name="Default" style:list-style-name="L3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84b90" officeooo:paragraph-rsid="04c84b90" style:font-size-asian="12pt" style:font-style-asian="italic" style:font-weight-asian="normal" style:font-name-complex="David CLM" style:font-size-complex="12pt"/>
    </style:style>
    <style:style style:name="P112" style:family="paragraph" style:parent-style-name="Default" style:list-style-name="L2">
      <style:paragraph-properties style:line-height-at-least="0.139in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113" style:family="paragraph" style:parent-style-name="Default" style:list-style-name="L2">
      <style:paragraph-properties style:line-height-at-least="0.139in" fo:text-align="end" style:justify-single-word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445db3" style:font-weight-asian="bold" style:font-weight-complex="bold"/>
    </style:style>
    <style:style style:name="T3" style:family="text">
      <style:text-properties fo:font-weight="bold" officeooo:rsid="044d6347" style:font-weight-asian="bold" style:font-weight-complex="bold"/>
    </style:style>
    <style:style style:name="T4" style:family="text">
      <style:text-properties fo:font-weight="bold" officeooo:rsid="04da209c" style:font-weight-asian="bold" style:font-weight-complex="bold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style:use-window-font-color="true" fo:font-size="12pt" officeooo:rsid="03745fbe" style:font-size-asian="12pt" style:font-size-complex="12pt"/>
    </style:style>
    <style:style style:name="T7" style:family="text">
      <style:text-properties style:use-window-font-color="true" fo:font-size="12pt" officeooo:rsid="037549be" style:font-size-asian="12pt" style:font-size-complex="12pt"/>
    </style:style>
    <style:style style:name="T8" style:family="text">
      <style:text-properties style:use-window-font-color="true" fo:font-size="12pt" officeooo:rsid="03784bdd" style:font-size-asian="12pt" style:font-size-complex="12pt"/>
    </style:style>
    <style:style style:name="T9" style:family="text">
      <style:text-properties style:use-window-font-color="true" fo:font-size="12pt" officeooo:rsid="04a9e17c" style:font-size-asian="12pt" style:font-size-complex="12pt"/>
    </style:style>
    <style:style style:name="T10" style:family="text">
      <style:text-properties style:use-window-font-color="true" fo:font-size="12pt" officeooo:rsid="04ab2c29" style:font-size-asian="12pt" style:font-size-complex="12pt"/>
    </style:style>
    <style:style style:name="T11" style:family="text">
      <style:text-properties style:use-window-font-color="true" fo:font-size="12pt" officeooo:rsid="04ac22e2" style:font-size-asian="12pt" style:font-size-complex="12pt"/>
    </style:style>
    <style:style style:name="T12" style:family="text">
      <style:text-properties style:use-window-font-color="true" fo:font-size="12pt" officeooo:rsid="04adbdbf" style:font-size-asian="12pt" style:font-size-complex="12pt"/>
    </style:style>
    <style:style style:name="T13" style:family="text">
      <style:text-properties style:use-window-font-color="true" fo:font-size="12pt" fo:font-weight="bold" style:font-size-asian="12pt" style:font-weight-asian="bold" style:font-size-complex="12pt"/>
    </style:style>
    <style:style style:name="T14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fo:font-size="12pt" fo:font-style="italic" fo:font-weight="bold" officeooo:rsid="03745fbe" style:font-size-asian="12pt" style:font-style-asian="italic" style:font-weight-asian="bold" style:font-size-complex="12pt" style:font-style-complex="italic"/>
    </style:style>
    <style:style style:name="T16" style:family="text">
      <style:text-properties style:use-window-font-color="true" fo:font-size="12pt" fo:font-style="italic" fo:font-weight="normal" style:font-size-asian="12pt" style:font-style-asian="italic" style:font-weight-asian="normal" style:font-size-complex="12pt"/>
    </style:style>
    <style:style style:name="T17" style:family="text">
      <style:text-properties style:use-window-font-color="true" fo:font-size="12pt" fo:font-style="italic" fo:font-weight="normal" officeooo:rsid="03767fe9" style:font-size-asian="12pt" style:font-style-asian="italic" style:font-weight-asian="normal" style:font-size-complex="12pt"/>
    </style:style>
    <style:style style:name="T18" style:family="text">
      <style:text-properties style:use-window-font-color="true" fo:font-size="12pt" fo:font-style="italic" fo:font-weight="normal" officeooo:rsid="04aec8b5" style:font-size-asian="12pt" style:font-style-asian="italic" style:font-weight-asian="normal" style:font-size-complex="12pt"/>
    </style:style>
    <style:style style:name="T19" style:family="text">
      <style:text-properties style:use-window-font-color="true" fo:font-size="12pt" fo:font-style="italic" fo:font-weight="normal" officeooo:rsid="04b055e1" style:font-size-asian="12pt" style:font-style-asian="italic" style:font-weight-asian="normal" style:font-size-complex="12pt"/>
    </style:style>
    <style:style style:name="T20" style:family="text">
      <style:text-properties style:use-window-font-color="true" fo:font-size="12pt" fo:font-weight="normal" officeooo:rsid="037549be" style:font-size-asian="12pt" style:font-weight-asian="normal" style:font-size-complex="12pt" style:font-weight-complex="normal"/>
    </style:style>
    <style:style style:name="T21" style:family="text">
      <style:text-properties style:use-window-font-color="true" style:text-position="sub 58%" fo:font-style="italic" fo:font-weight="normal" style:font-style-asian="italic" style:font-weight-asian="normal"/>
    </style:style>
    <style:style style:name="T22" style:family="text">
      <style:text-properties style:use-window-font-color="true" style:text-position="sub 58%" fo:font-style="italic" fo:font-weight="normal" officeooo:rsid="04c84b90" style:font-style-asian="italic" style:font-weight-asian="normal"/>
    </style:style>
    <style:style style:name="T23" style:family="text">
      <style:text-properties style:use-window-font-color="true" style:text-position="sub 58%" fo:font-style="italic" fo:font-weight="normal" officeooo:rsid="04ed2c28" style:font-style-asian="italic" style:font-weight-asian="normal"/>
    </style:style>
    <style:style style:name="T24" style:family="text">
      <style:text-properties style:use-window-font-color="true" fo:font-style="italic" fo:font-weight="normal" style:font-style-asian="italic" style:font-weight-asian="normal"/>
    </style:style>
    <style:style style:name="T25" style:family="text">
      <style:text-properties style:use-window-font-color="true" fo:font-style="italic" fo:font-weight="normal" officeooo:rsid="04c84b90" style:font-style-asian="italic" style:font-weight-asian="normal"/>
    </style:style>
    <style:style style:name="T26" style:family="text">
      <style:text-properties style:use-window-font-color="true" fo:font-style="italic" fo:font-weight="normal" officeooo:rsid="04cf74ae" style:font-style-asian="italic" style:font-weight-asian="normal"/>
    </style:style>
    <style:style style:name="T27" style:family="text">
      <style:text-properties style:use-window-font-color="true" fo:font-style="italic" fo:font-weight="normal" officeooo:rsid="04d2c344" style:font-style-asian="italic" style:font-weight-asian="normal"/>
    </style:style>
    <style:style style:name="T28" style:family="text">
      <style:text-properties style:use-window-font-color="true" fo:font-style="italic" fo:font-weight="normal" officeooo:rsid="04ed2c28" style:font-style-asian="italic" style:font-weight-asian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normal" officeooo:rsid="04dbf2f7" style:font-style-asian="italic" style:font-weight-asian="normal" style:font-weight-complex="normal"/>
    </style:style>
    <style:style style:name="T31" style:family="text">
      <style:text-properties fo:font-style="italic" fo:font-weight="normal" officeooo:rsid="04da209c" style:font-style-asian="italic" style:font-weight-asian="normal" style:font-weight-complex="normal"/>
    </style:style>
    <style:style style:name="T32" style:family="text">
      <style:text-properties officeooo:rsid="04445db3"/>
    </style:style>
    <style:style style:name="T33" style:family="text">
      <style:text-properties officeooo:rsid="04a9e17c"/>
    </style:style>
    <style:style style:name="T34" style:family="text">
      <style:text-properties officeooo:rsid="04b135b6"/>
    </style:style>
    <style:style style:name="T35" style:family="text">
      <style:text-properties officeooo:rsid="04b31ad0"/>
    </style:style>
    <style:style style:name="T36" style:family="text">
      <style:text-properties officeooo:rsid="04b5be47"/>
    </style:style>
    <style:style style:name="T37" style:family="text">
      <style:text-properties officeooo:rsid="04b9987c"/>
    </style:style>
    <style:style style:name="T38" style:family="text">
      <style:text-properties fo:color="#000000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39" style:family="text">
      <style:text-properties fo:color="#000000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40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4cf74ae" style:letter-kerning="true" style:font-style-asian="normal" style:font-weight-asian="bold" style:text-emphasize="none"/>
    </style:style>
    <style:style style:name="T4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cf74ae" style:letter-kerning="true" style:font-style-asian="normal" style:font-weight-asian="normal" style:text-emphasize="none"/>
    </style:style>
    <style:style style:name="T4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d2c344" style:letter-kerning="true" style:font-style-asian="normal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cfe019" style:letter-kerning="true" style:font-style-asian="normal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dac1f8" style:letter-kerning="true" style:font-style-asian="normal" style:font-weight-asian="normal" style:text-emphasize="none"/>
    </style:style>
    <style:style style:name="T4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db026c" style:letter-kerning="true" style:font-style-asian="normal" style:font-weight-asian="normal" style:text-emphasize="none"/>
    </style:style>
    <style:style style:name="T4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db9181" style:letter-kerning="true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text-position="4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49" style:family="text">
      <style:text-properties style:text-outline="false" style:text-line-through-style="none" style:text-line-through-type="none" style:text-position="4% 100%" fo:font-style="normal" fo:text-shadow="none" style:text-underline-style="none" fo:font-weight="bold" officeooo:rsid="04cbd745" style:letter-kerning="true" style:font-style-asian="normal" style:font-weight-asian="bold" style:font-weight-complex="bold" style:text-emphasize="none"/>
    </style:style>
    <style:style style:name="T50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51" style:family="text">
      <style:text-properties style:text-outline="false" style:text-line-through-style="none" style:text-line-through-type="none" fo:font-style="normal" fo:text-shadow="none" style:text-underline-style="none" fo:font-weight="bold" officeooo:rsid="04cbd745" style:letter-kerning="true" style:font-style-asian="normal" style:font-weight-asian="bold" style:font-weight-complex="bold" style:text-emphasize="none"/>
    </style:style>
    <style:style style:name="T52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fo:font-style="normal" fo:text-shadow="none" style:text-underline-style="none" fo:font-weight="normal" officeooo:rsid="04bd46a8" style:letter-kerning="true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fo:font-style="normal" fo:text-shadow="none" style:text-underline-style="none" fo:font-weight="normal" officeooo:rsid="04c311ed" style:letter-kerning="true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fo:font-style="normal" fo:text-shadow="none" style:text-underline-style="none" fo:font-weight="normal" officeooo:rsid="04cdfafb" style:letter-kerning="true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fo:font-style="normal" fo:text-shadow="none" style:text-underline-style="none" fo:font-weight="normal" officeooo:rsid="04cbd745" style:letter-kerning="true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fo:font-style="normal" fo:text-shadow="none" style:text-underline-style="none" fo:font-weight="normal" officeooo:rsid="04da209c" style:letter-kerning="true" style:font-style-asian="normal" style:font-weight-asian="normal" style:text-emphasize="none"/>
    </style:style>
    <style:style style:name="T58" style:family="text">
      <style:text-properties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59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6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4bf022a" style:letter-kerning="true" style:font-size-asian="12pt" style:font-style-asian="normal" style:font-weight-asian="normal" style:font-size-complex="12pt" style:text-emphasize="none"/>
    </style:style>
    <style:style style:name="T6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4c189bd" style:letter-kerning="true" style:font-size-asian="12pt" style:font-style-asian="normal" style:font-weight-asian="normal" style:font-size-complex="12pt" style:text-emphasize="none"/>
    </style:style>
    <style:style style:name="T6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4c8ed94" style:letter-kerning="true" style:font-size-asian="12pt" style:font-style-asian="normal" style:font-weight-asian="normal" style:font-size-complex="12pt" style:text-emphasize="none"/>
    </style:style>
    <style:style style:name="T63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font-style-complex="italic" style:text-emphasize="none"/>
    </style:style>
    <style:style style:name="T64" style:family="text">
      <style:text-properties style:text-outline="false" style:text-line-through-style="none" style:text-line-through-type="none" fo:font-style="italic" fo:text-shadow="none" style:text-underline-style="none" fo:font-weight="normal" officeooo:rsid="04cf74ae" style:letter-kerning="true" style:font-style-asian="italic" style:font-weight-asian="normal" style:font-style-complex="italic" style:text-emphasize="none"/>
    </style:style>
    <style:style style:name="T65" style:family="text">
      <style:text-properties style:text-outline="false" style:text-line-through-style="none" style:text-line-through-type="none" fo:font-style="italic" fo:text-shadow="none" style:text-underline-style="none" fo:font-weight="normal" officeooo:rsid="04cbd745" style:letter-kerning="true" style:font-style-asian="italic" style:font-weight-asian="normal" style:font-style-complex="italic" style:text-emphasize="none"/>
    </style:style>
    <style:style style:name="T66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67" style:family="text">
      <style:text-properties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font-weight-complex="bold" style:text-emphasize="none"/>
    </style:style>
    <style:style style:name="T68" style:family="text">
      <style:text-properties style:text-outline="false" style:text-line-through-style="none" style:text-line-through-type="none" fo:font-style="italic" fo:text-shadow="none" style:text-underline-style="none" style:letter-kerning="true" style:font-style-asian="italic" style:text-emphasize="none"/>
    </style:style>
    <style:style style:name="T69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70" style:family="text">
      <style:text-properties style:text-outline="false" style:text-line-through-style="none" style:text-line-through-type="none" style:text-position="-31% 100%" fo:font-style="italic" fo:text-shadow="none" style:text-underline-style="none" style:letter-kerning="true" style:font-style-asian="italic" style:text-emphasize="none"/>
    </style:style>
    <style:style style:name="T71" style:family="text">
      <style:text-properties officeooo:rsid="04bf022a"/>
    </style:style>
    <style:style style:name="T72" style:family="text">
      <style:text-properties style:font-style-complex="italic"/>
    </style:style>
    <style:style style:name="T73" style:family="text">
      <style:text-properties officeooo:rsid="04cf74ae" style:font-style-complex="italic"/>
    </style:style>
    <style:style style:name="T74" style:family="text">
      <style:text-properties officeooo:rsid="04da209c" style:font-style-complex="italic"/>
    </style:style>
    <style:style style:name="T75" style:family="text">
      <style:text-properties officeooo:rsid="04ed2c28" style:font-style-complex="italic"/>
    </style:style>
    <style:style style:name="T76" style:family="text">
      <style:text-properties officeooo:rsid="04ca9eb3"/>
    </style:style>
    <style:style style:name="T77" style:family="text">
      <style:text-properties officeooo:rsid="04cc9131"/>
    </style:style>
    <style:style style:name="T78" style:family="text">
      <style:text-properties officeooo:rsid="04cf74ae"/>
    </style:style>
    <style:style style:name="T79" style:family="text">
      <style:text-properties officeooo:rsid="04cfe019"/>
    </style:style>
    <style:style style:name="T80" style:family="text">
      <style:text-properties officeooo:rsid="04d2b440"/>
    </style:style>
    <style:style style:name="T81" style:family="text">
      <style:text-properties officeooo:rsid="04d300cf"/>
    </style:style>
    <style:style style:name="T82" style:family="text">
      <style:text-properties officeooo:rsid="04da209c"/>
    </style:style>
    <style:style style:name="T83" style:family="text">
      <style:text-properties officeooo:rsid="04db9181"/>
    </style:style>
    <style:style style:name="T84" style:family="text">
      <style:text-properties officeooo:rsid="05add877"/>
    </style:style>
    <style:style style:name="T85" style:family="text">
      <style:text-properties officeooo:rsid="04df76eb"/>
    </style:style>
    <style:style style:name="T86" style:family="text">
      <style:text-properties style:font-name="Liberation Sans" fo:font-weight="bold" officeooo:rsid="04e54b20" style:font-weight-asian="normal" style:font-name-complex="David CLM" style:font-weight-complex="normal"/>
    </style:style>
    <style:style style:name="T87" style:family="text">
      <style:text-properties style:font-name="Liberation Sans" fo:font-weight="bold" officeooo:rsid="04e9b882" style:font-weight-asian="normal" style:font-name-complex="David CLM" style:font-weight-complex="normal"/>
    </style:style>
    <style:style style:name="T88" style:family="text">
      <style:text-properties style:font-name="Liberation Sans" fo:font-weight="bold" officeooo:rsid="04eb4474" style:font-weight-asian="normal" style:font-name-complex="David CLM" style:font-weight-complex="normal"/>
    </style:style>
    <style:style style:name="T89" style:family="text">
      <style:text-properties style:font-name="Liberation Sans" fo:font-weight="normal" style:font-weight-asian="normal" style:font-name-complex="David CLM" style:font-weight-complex="normal"/>
    </style:style>
    <style:style style:name="T90" style:family="text">
      <style:text-properties style:font-name="Liberation Sans" fo:font-weight="normal" officeooo:rsid="04e50d58" style:font-weight-asian="normal" style:font-name-complex="David CLM" style:font-weight-complex="normal"/>
    </style:style>
    <style:style style:name="T91" style:family="text">
      <style:text-properties style:font-name="Liberation Sans" fo:font-weight="normal" officeooo:rsid="04e54b20" style:font-weight-asian="normal" style:font-name-complex="David CLM" style:font-weight-complex="normal"/>
    </style:style>
    <style:style style:name="T92" style:family="text">
      <style:text-properties style:font-name="Liberation Sans" fo:font-weight="normal" officeooo:rsid="04e9b882" style:font-weight-asian="normal" style:font-name-complex="David CLM" style:font-weight-complex="normal"/>
    </style:style>
    <style:style style:name="T93" style:family="text">
      <style:text-properties style:font-name="Liberation Sans" fo:font-weight="normal" officeooo:rsid="04e9d141" style:font-weight-asian="normal" style:font-name-complex="David CLM" style:font-weight-complex="normal"/>
    </style:style>
    <style:style style:name="T94" style:family="text">
      <style:text-properties style:font-name="Liberation Sans" fo:font-weight="normal" officeooo:rsid="04eb4474" style:font-weight-asian="normal" style:font-name-complex="David CLM" style:font-weight-complex="normal"/>
    </style:style>
    <style:style style:name="T95" style:family="text">
      <style:text-properties style:font-name="Liberation Sans" fo:font-weight="normal" style:font-weight-asian="normal" style:font-weight-complex="normal"/>
    </style:style>
    <style:style style:name="T96" style:family="text">
      <style:text-properties style:font-name="Liberation Sans" fo:font-weight="normal" officeooo:rsid="04e50d58" style:font-weight-asian="normal" style:font-weight-complex="normal"/>
    </style:style>
    <style:style style:name="T97" style:family="text">
      <style:text-properties officeooo:rsid="04ed2c28"/>
    </style:style>
    <style:style style:name="T98" style:family="text">
      <style:text-properties style:text-position="sub 58%"/>
    </style:style>
    <style:style style:name="T99" style:family="text">
      <style:text-properties style:text-position="sub 58%" officeooo:rsid="04ed2c28"/>
    </style:style>
    <style:style style:name="T100" style:family="text">
      <style:text-properties fo:font-style="normal" officeooo:rsid="04ed2c28" style:font-style-asian="normal" style:font-style-complex="normal"/>
    </style:style>
    <style:style style:name="T101" style:family="text">
      <style:text-properties officeooo:rsid="04efc684"/>
    </style:style>
    <style:style style:name="T102" style:family="text">
      <style:text-properties officeooo:rsid="04f2f59f"/>
    </style:style>
    <style:style style:name="T103" style:family="text">
      <style:text-properties officeooo:rsid="04f35f96"/>
    </style:style>
    <style:style style:name="T104" style:family="text">
      <style:text-properties officeooo:rsid="02d00e5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8" text:outline-level="1">יעילות פארטו</text:h>
      <text:p text:style-name="P45"><text:span text:style-name="T32">בשיעור הזה נלמד על שיקול נוסף שהוא חשוב מאד בכלכלה - </text:span><text:span text:style-name="T2">יעילות</text:span><text:span text:style-name="T32">.</text:span></text:p>
      <text:p text:style-name="P46">מהי יעילות כלכלית? נסביר ע"י דוגמה. </text:p>
      <text:p text:style-name="P47">שלושה אחים רוצים ללכת יחד למסעדה ומתלבטים באיזו מסעדה לבחור. כל אח מדרג את המסעדות מהכי גרועה בעיניו (1) להכי טובה בעיניו (5):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8">מסעדה:</text:p>
          </table:table-cell>
          <table:table-cell table:style-name="Table1.A1" office:value-type="string">
            <text:p text:style-name="P79">א</text:p>
          </table:table-cell>
          <table:table-cell table:style-name="Table1.A1" office:value-type="string">
            <text:p text:style-name="P79">ב</text:p>
          </table:table-cell>
          <table:table-cell table:style-name="Table1.A1" office:value-type="string">
            <text:p text:style-name="P79">ג</text:p>
          </table:table-cell>
          <table:table-cell table:style-name="Table1.A1" office:value-type="string">
            <text:p text:style-name="P79">ד</text:p>
          </table:table-cell>
          <table:table-cell table:style-name="Table1.F1" office:value-type="string">
            <text:p text:style-name="P79">ה</text:p>
          </table:table-cell>
        </table:table-row>
        <table:table-row>
          <table:table-cell table:style-name="Table1.A2" office:value-type="string">
            <text:p text:style-name="P83">עמי:</text:p>
          </table:table-cell>
          <table:table-cell table:style-name="Table1.A2" office:value-type="string">
            <text:p text:style-name="P88">1</text:p>
          </table:table-cell>
          <table:table-cell table:style-name="Table1.A2" office:value-type="string">
            <text:p text:style-name="P90">2</text:p>
          </table:table-cell>
          <table:table-cell table:style-name="Table1.A2" office:value-type="string">
            <text:p text:style-name="P90">3</text:p>
          </table:table-cell>
          <table:table-cell table:style-name="Table1.A2" office:value-type="string">
            <text:p text:style-name="P90">4</text:p>
          </table:table-cell>
          <table:table-cell table:style-name="Table1.F2" office:value-type="string">
            <text:p text:style-name="P90">5</text:p>
          </table:table-cell>
        </table:table-row>
        <table:table-row>
          <table:table-cell table:style-name="Table1.A2" office:value-type="string">
            <text:p text:style-name="P83">תמי:</text:p>
          </table:table-cell>
          <table:table-cell table:style-name="Table1.A2" office:value-type="string">
            <text:p text:style-name="P90">3</text:p>
          </table:table-cell>
          <table:table-cell table:style-name="Table1.A2" office:value-type="string">
            <text:p text:style-name="P90">1</text:p>
          </table:table-cell>
          <table:table-cell table:style-name="Table1.A2" office:value-type="string">
            <text:p text:style-name="P90">2</text:p>
          </table:table-cell>
          <table:table-cell table:style-name="Table1.A2" office:value-type="string">
            <text:p text:style-name="P90">5</text:p>
          </table:table-cell>
          <table:table-cell table:style-name="Table1.F2" office:value-type="string">
            <text:p text:style-name="P90">4</text:p>
          </table:table-cell>
        </table:table-row>
        <table:table-row>
          <table:table-cell table:style-name="Table1.A2" office:value-type="string">
            <text:p text:style-name="P83">רמי:</text:p>
          </table:table-cell>
          <table:table-cell table:style-name="Table1.A2" office:value-type="string">
            <text:p text:style-name="P90">3</text:p>
          </table:table-cell>
          <table:table-cell table:style-name="Table1.A2" office:value-type="string">
            <text:p text:style-name="P90">5</text:p>
          </table:table-cell>
          <table:table-cell table:style-name="Table1.A2" office:value-type="string">
            <text:p text:style-name="P90">5</text:p>
          </table:table-cell>
          <table:table-cell table:style-name="Table1.A2" office:value-type="string">
            <text:p text:style-name="P90">1</text:p>
          </table:table-cell>
          <table:table-cell table:style-name="Table1.F2" office:value-type="string">
            <text:p text:style-name="P90">1</text:p>
          </table:table-cell>
        </table:table-row>
      </table:table>
      <text:p text:style-name="P48"/>
      <text:p text:style-name="P49">איזו מסעדה הכי טובה? זה תלוי - מסעדה ה הכי טובה עבור עמי, מסעדה ד הכי טובה עבור תמי, ומסעדות ב,ג הכי טובות עבור רמי. </text:p>
      <text:p text:style-name="P49">אבל יש מסעדה אחת שאפשר להגיד עליה בוודאות שהיא "לא טובה". מה היא?</text:p>
      <text:p text:style-name="P49"><text:span text:style-name="T29">תשובה</text:span>: מסעדה ב! למה? כי מסעדה ג יותר טובה ממסעדה ב עבור עמי ותמי, ומבחינת רמי הן אותו הדבר. אז אין שום סיבה שהאחים יבחרו את מסעדה ב - זה יהיה <text:span text:style-name="T1">לא יעיל</text:span>. </text:p>
      <text:p text:style-name="P50"><text:span text:style-name="T33">עכשיו נגדיר פורמלית את תכונת היעילות. </text:span><text:span text:style-name="T6">התכונה הוגדרה פורמלית </text:span><text:span text:style-name="T9">לראשונה </text:span><text:span text:style-name="T6">ע"י וילפרדו פארטו</text:span><text:span text:style-name="T7"> (Pareto)</text:span><text:span text:style-name="T6"> - כלכלן איטלקי שחי לפני כ-100 שנה. אולם הרעיון קיים כבר בתלמוד </text:span><text:span text:style-name="T8">בעיקרון</text:span><text:span text:style-name="T6"> “</text:span><text:span text:style-name="T15">זה נהנה וזה לא חסר</text:span><text:span text:style-name="T6">”. <text:s/>הנה ההגדרות:</text:span></text:p>
      <text:list xml:id="list632833942" text:style-name="L1">
        <text:list-item>
          <text:p text:style-name="P109"><text:span text:style-name="T9">מצב </text:span><text:span text:style-name="T5">א נקרא </text:span><text:span text:style-name="T14">שיפור פארטו </text:span><text:span text:style-name="T5">(</text:span><text:span text:style-name="T7">Pareto improvement</text:span><text:span text:style-name="T5">) של </text:span><text:span text:style-name="T9">מצב </text:span><text:span text:style-name="T5">ב, אם </text:span><text:span text:style-name="T9">מצב </text:span><text:span text:style-name="T7">א </text:span><text:span text:style-name="T5">טוב יותר לחלק מהמשתתפים</text:span><text:span text:style-name="T7"> ("זה נהנה")</text:span><text:span text:style-name="T5">, וטוב לפחות באותה מידה </text:span><text:span text:style-name="T7">לכל השאר ("וזה לא חסר")</text:span><text:span text:style-name="T5">.</text:span></text:p>
        </text:list-item>
        <text:list-item>
          <text:p text:style-name="P110"><text:span text:style-name="T9">מצב </text:span><text:span text:style-name="T5">נקרא </text:span><text:span text:style-name="T14">יעיל פארטו</text:span><text:span text:style-name="T13"> </text:span><text:span text:style-name="T20">(Pareto efficient / Pareto optimal) </text:span><text:span text:style-name="T5">אם לא קיי</text:span><text:span text:style-name="T9">ם</text:span><text:span text:style-name="T5"> </text:span><text:span text:style-name="T9">מצב אחר שהוא </text:span><text:span text:style-name="T5">שיפור פארטו של</text:span><text:span text:style-name="T9">ו</text:span><text:span text:style-name="T5">.</text:span></text:p>
        </text:list-item>
      </text:list>
      <text:p text:style-name="P8">עכשיו אפשר לבדוק ולראות בדוגמה למעלה, שכל המסעדות הן יעילות-פארטו חוץ ממסעדה ב.</text:p>
      <text:p text:style-name="P8"/>
      <text:p text:style-name="P21"><text:span text:style-name="T10">העקרון של יעילות-פארטו לא אומר לנו מה </text:span><text:span text:style-name="T11">בדיוק </text:span><text:span text:style-name="T10">לבחור - הרי אין </text:span><text:span text:style-name="T12">בחירה אחת שהיא </text:span><text:span text:style-name="T10">"הכי טוב</text:span><text:span text:style-name="T12">ה</text:span><text:span text:style-name="T10">" עבור כולם. אבל </text:span><text:span text:style-name="T12">יעילות-פארטו היא תנאי </text:span><text:span text:style-name="T10">הכרחי לכך שהבחירה שלנו היא הגיונית. אם בחרנו באפשרות שהיא לא יעילה פארטו - כנראה לא התאמצנו מספיק </text:span><text:span text:style-name="T17">כדי להשביע את רצונם של המשתתפים. </text:span></text:p>
      <text:p text:style-name="P11"/>
      <text:p text:style-name="P22"><text:span text:style-name="T16">אגב, המושג של יעילות פארטו מסביר את ההבדל בין פוליטיקאי לבין כלכלן: פוליטיקאי אמור לשרת אינטרסים של קבוצה מסויימת גם אם זה בא על-חשבון אחרים</text:span><text:span text:style-name="T18"> - לשם כך הוא נבחר.</text:span><text:span text:style-name="T16"> </text:span><text:span text:style-name="T18">התפקיד של כלכלן הוא </text:span><text:span text:style-name="T19">להציע שיפורי פארטו - להציע שיפורים להתנהלות המשק, שישפרו את המצב של כל האוכלוסיה (או לפחות ישפרו את המצב של חלק מהאוכלוסיה בלי לפגוע באחרים).</text:span></text:p>
      <text:p text:style-name="P56">יעילות פארטו בחלוקת קרקעות ועוגות</text:p>
      <text:p text:style-name="P51">עכשיו נחזור לבעיית חלוקת העוגה (והקרקע).<text:span text:style-name="T34"> האם האלגוריתמים לחלוקה הוגנת מחזירים חלוקה שהיא יעילה-פארטו? לצורך הדיון נסתכל על האלגוריתם הפשוט ביותר - "חתוך ובחר" - לחלוקת עוגה בין שני אנשים. האם האלגוריתם הזה תמיד מחזיר חלוקה יעילה פארטו?</text:span></text:p>
      <text:p text:style-name="P52"><text:soft-page-break/>התשובה היא לא<text:span text:style-name="T35">!</text:span></text:p>
      <text:p text:style-name="P53">הנה דוגמה. <text:span text:style-name="T36">נניח שב"עוגה" יש ארבעה איזורים, והשחקנים מעריכים אותם לפי הטבלה הבאה: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1"><text:span text:style-name="T36">איזור</text:span>:</text:p>
          </table:table-cell>
          <table:table-cell table:style-name="Table2.A1" office:value-type="string">
            <text:p text:style-name="P80">א</text:p>
          </table:table-cell>
          <table:table-cell table:style-name="Table2.A1" office:value-type="string">
            <text:p text:style-name="P80">ב</text:p>
          </table:table-cell>
          <table:table-cell table:style-name="Table2.A1" office:value-type="string">
            <text:p text:style-name="P80">ג</text:p>
          </table:table-cell>
          <table:table-cell table:style-name="Table2.E1" office:value-type="string">
            <text:p text:style-name="P80">ד</text:p>
          </table:table-cell>
        </table:table-row>
        <table:table-row>
          <table:table-cell table:style-name="Table2.A2" office:value-type="string">
            <text:p text:style-name="P84">עמי:</text:p>
          </table:table-cell>
          <table:table-cell table:style-name="Table2.A2" office:value-type="string">
            <text:p text:style-name="P89">2</text:p>
          </table:table-cell>
          <table:table-cell table:style-name="Table2.A2" office:value-type="string">
            <text:p text:style-name="P91">0</text:p>
          </table:table-cell>
          <table:table-cell table:style-name="Table2.A2" office:value-type="string">
            <text:p text:style-name="P91">0</text:p>
          </table:table-cell>
          <table:table-cell table:style-name="Table2.E2" office:value-type="string">
            <text:p text:style-name="P91">2</text:p>
          </table:table-cell>
        </table:table-row>
        <table:table-row>
          <table:table-cell table:style-name="Table2.A2" office:value-type="string">
            <text:p text:style-name="P84">תמי:</text:p>
          </table:table-cell>
          <table:table-cell table:style-name="Table2.A2" office:value-type="string">
            <text:p text:style-name="P91">1</text:p>
          </table:table-cell>
          <table:table-cell table:style-name="Table2.A2" office:value-type="string">
            <text:p text:style-name="P91">1</text:p>
          </table:table-cell>
          <table:table-cell table:style-name="Table2.A2" office:value-type="string">
            <text:p text:style-name="P91">1</text:p>
          </table:table-cell>
          <table:table-cell table:style-name="Table2.E2" office:value-type="string">
            <text:p text:style-name="P91">1</text:p>
          </table:table-cell>
        </table:table-row>
      </table:table>
      <text:p text:style-name="P54"/>
      <text:p text:style-name="P54">נניח שעמי חותך את העוגה בדיוק באמצע - בין פרוסה ב לפרוסה ג.</text:p>
      <text:p text:style-name="P54">תמי בוחרת את אחת הפרוסות, נניח את הפרוסה הימנית.</text:p>
      <text:p text:style-name="P54">הערך של עמי הוא 2 ושל תמי גם 2.</text:p>
      <text:p text:style-name="P54">זה לא יעיל! כי אילו עמי היה חותך בין א ל-ב, או בין ג ל-ד, אז הערך שלו היה עדיין 2, אבל הערך של תמי היה עולה ל-3 - <text:span text:style-name="T37">זה היה שיפור פארטו - </text:span>"זה נהנה וזו לא חסרה"!</text:p>
      <text:p text:style-name="P55">אמנם במקרים מסויימים האלגוריתם הזה כן יעיל פארטו.</text:p>
      <text:p text:style-name="P43"><text:span text:style-name="T48">מ</text:span><text:span text:style-name="T50">שפט</text:span><text:span text:style-name="T52">: אלגוריתם “חתוך ובחר” מחזיר תוצאה יעילה פארטו אם מתקיימים התנאים הבאים:</text:span></text:p>
      <text:list xml:id="list3387582572" text:style-name="L2">
        <text:list-item>
          <text:p text:style-name="P112">העוגה חד-ממדית.</text:p>
        </text:list-item>
        <text:list-item>
          <text:p text:style-name="P112">שני השחקנים רוצים רק חתיכות קשירות.</text:p>
        </text:list-item>
        <text:list-item>
          <text:p text:style-name="P112">לכל נקודה בעוגה יש ערך חיובי ממש.</text:p>
        </text:list-item>
        <text:list-item>
          <text:p text:style-name="P113"><text:span text:style-name="T52">החותך חותך לשני חלקים שוים ולא "מתחכם"</text:span><text:span text:style-name="T53">.</text:span></text:p>
        </text:list-item>
      </text:list>
      <text:p text:style-name="P44"><text:span text:style-name="T50">הוכחה</text:span><text:span text:style-name="T52">: </text:span></text:p>
      <text:p text:style-name="P59">לפי תנאים 1+2, יש רק שתי אפשרויות: או שהחותך משמאל והבוחר מימין, או הפוך.</text:p>
      <text:p text:style-name="P59">לפי תנאי 3, בסדר שנבחר, אין שיפור פארטו.</text:p>
      <text:p text:style-name="P64"><text:span text:style-name="T52">לפי תנאי 4, גם בסדר ההפוך אין שיפור פארטו.</text:span><text:span text:style-name="T54"> <text:s/>***</text:span></text:p>
      <text:p text:style-name="P59"/>
      <text:p text:style-name="P60">אבל מה קורה אם השחקנים לא מעוניינים דווקא בחתיכות קשירות? </text:p>
      <text:p text:style-name="P66"><text:span text:style-name="T60">לדוגמה, נניח שה"עוגה" היא לא עוגה פיסית, אלא אוסף של משאבי-מיחשוב שצריך לחלק בין כמה משתמשים בשרת מרכזי</text:span><text:span text:style-name="T61">, ולכל אחד מהמשתמשים ישנן העדפות שונות לכל אחד מהמשאבים:</text:span></text:p>
      <text:p text:style-name="P60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82"><text:span text:style-name="T71">משאב</text:span>:</text:p>
          </table:table-cell>
          <table:table-cell table:style-name="Table3.A1" office:value-type="string">
            <text:p text:style-name="P86">דיסק</text:p>
          </table:table-cell>
          <table:table-cell table:style-name="Table3.A1" office:value-type="string">
            <text:p text:style-name="P86">זיכרון</text:p>
          </table:table-cell>
          <table:table-cell table:style-name="Table3.D1" office:value-type="string">
            <text:p text:style-name="P86">מעבד</text:p>
          </table:table-cell>
        </table:table-row>
        <table:table-row>
          <table:table-cell table:style-name="Table3.A2" office:value-type="string">
            <text:p text:style-name="P85">עמי:</text:p>
          </table:table-cell>
          <table:table-cell table:style-name="Table3.A2" office:value-type="string">
            <text:p text:style-name="P92">0</text:p>
          </table:table-cell>
          <table:table-cell table:style-name="Table3.A2" office:value-type="string">
            <text:p text:style-name="P92">19</text:p>
          </table:table-cell>
          <table:table-cell table:style-name="Table3.D2" office:value-type="string">
            <text:p text:style-name="P92">81</text:p>
          </table:table-cell>
        </table:table-row>
        <table:table-row>
          <table:table-cell table:style-name="Table3.A2" office:value-type="string">
            <text:p text:style-name="P85">תמי:</text:p>
          </table:table-cell>
          <table:table-cell table:style-name="Table3.A2" office:value-type="string">
            <text:p text:style-name="P92">20</text:p>
          </table:table-cell>
          <table:table-cell table:style-name="Table3.A2" office:value-type="string">
            <text:p text:style-name="P92">0</text:p>
          </table:table-cell>
          <table:table-cell table:style-name="Table3.D2" office:value-type="string">
            <text:p text:style-name="P92">80</text:p>
          </table:table-cell>
        </table:table-row>
      </table:table>
      <text:p text:style-name="P37"/>
      <text:p text:style-name="P67"><text:span text:style-name="T59">במקרה הזה, אין משמעות לקשירוּת של הפרוסות - הדבר היחיד שמשנה הוא, איזה כמות מכל אחד מהמשאבים </text:span><text:span text:style-name="T62">מקבל </text:span><text:span text:style-name="T59">כל אחד מהשחקנים</text:span><text:span text:style-name="T62">.</text:span></text:p>
      <text:p text:style-name="P61"/>
      <text:p text:style-name="P61">במקרה זה, אלגוריתם "חתוך ובחר" לא בהכרח מחזיר חלוקה יעילה פארטו.</text:p>
      <text:p text:style-name="P63"/>
      <text:p text:style-name="P61">האם קיים אלגוריתם שתמיד מחזיר חלוקה יעילה פארטו?</text:p>
      <text:p text:style-name="P61"/>
      <text:p text:style-name="P62">ואיך בכלל מוצאים חלוקות יעילות פארטו?</text:p>
      <text:p text:style-name="P62"/>
      <text:p text:style-name="P65"><text:soft-page-break/><text:span text:style-name="T52">דרך אחת למצוא חלוקות יעילות-פארטו היא לפתור </text:span><text:span text:style-name="T63">בעיית אופטימיזציה</text:span><text:span text:style-name="T52">. לבעיות אופטימיזציה ישנם שימושים רבים בהמון תחומים, וביניהם גם בכלכלה. יש גם הרבה כלי-תוכנה שונים המאפשרים לפתור בעיות אופטימיזציה ביעילות</text:span><text:span text:style-name="T55"> - נראה אחד מהם בהמשך השיעור.</text:span></text:p>
      <text:p text:style-name="P12"/>
      <text:p text:style-name="P13">הנה בעיית אופטימיזציה פשוטה הקשורה לחלוקת עוגה:</text:p>
      <text:list xml:id="list554908818" text:style-name="L3">
        <text:list-item>
          <text:p text:style-name="P111"><text:span text:style-name="T72">מצא את החלוקה שבה סכום הערכים של השחקנים הוא מקסימלי</text:span>.</text:p>
        </text:list-item>
      </text:list>
      <text:p text:style-name="P13">בניסוח מתימטי:</text:p>
      <text:p text:style-name="P27"><text:span text:style-name="T25">Maximize <text:s text:c="2"/>V</text:span><text:span text:style-name="T22">1</text:span><text:span text:style-name="T25">(X</text:span><text:span text:style-name="T22">1</text:span><text:span text:style-name="T25">) + V</text:span><text:span text:style-name="T22">2</text:span><text:span text:style-name="T25">(X</text:span><text:span text:style-name="T22">2</text:span><text:span text:style-name="T25">)</text:span></text:p>
      <text:p text:style-name="P31"><text:span text:style-name="T24">such that <text:s text:c="2"/>(X</text:span><text:span text:style-name="T21">1</text:span><text:span text:style-name="T24">,X</text:span><text:span text:style-name="T21">2</text:span><text:span text:style-name="T24">) is a partition</text:span></text:p>
      <text:p text:style-name="P14"/>
      <text:p text:style-name="P14">הבעיה הזאת ניתנת לפתרון בקלות במקרה של חלוקת עוגה: פשוט נותנים כל <text:span text:style-name="T76">איזור </text:span>מהעוגה ל<text:span text:style-name="T76">שחקן שעבורו הערך של האיזור הזה הוא הכי גדול. בדוגמה למעלה - כל הדיסק לתמי, כל הזיכרון לעמי, וכל המעבד לעמי. זה נותן את סכום הערכים המקסימלי - 120.</text:span></text:p>
      <text:p text:style-name="P14"/>
      <text:p text:style-name="P9"><text:span text:style-name="T49">מ</text:span><text:span text:style-name="T51">שפט</text:span><text:span text:style-name="T56">: כל חלוקה הממקסמת את סכום הערכים היא יעילה פארטו.</text:span></text:p>
      <text:p text:style-name="P23"><text:span text:style-name="T38">הוכחה</text:span><text:span text:style-name="T41">: נתונה חלוקה </text:span><text:span text:style-name="T39">א</text:span><text:span text:style-name="T41"> הממקסמת סכום ערכים. <text:s/></text:span></text:p>
      <text:p text:style-name="P68">נניח בשלילה שהחלוקה לא יעילה פארטו.</text:p>
      <text:p text:style-name="P72"><text:span text:style-name="T41">אז קיימת חלוקה </text:span><text:span text:style-name="T39">ב </text:span><text:span text:style-name="T41">שהיא שיפור-פארטו שלה.</text:span></text:p>
      <text:p text:style-name="P72"><text:span text:style-name="T41">בחלוקה </text:span><text:span text:style-name="T39">ב</text:span><text:span text:style-name="T41">, לכל השחקנים יש ערך לפחות כמו בחלוקה </text:span><text:span text:style-name="T39">א</text:span><text:span text:style-name="T41">, ולחלק מהשחקנים יש ערך גבוה יותר.</text:span></text:p>
      <text:p text:style-name="P72"><text:span text:style-name="T41">לכן בחלוקה </text:span><text:span text:style-name="T39">ב </text:span><text:span text:style-name="T41">סכום הערכים גבוה יותר – בסתירה לכך שחלוקה </text:span><text:span text:style-name="T39">א</text:span><text:span text:style-name="T41"> ממקסמת את סכום הערכים</text:span><text:span text:style-name="T47">.</text:span><text:span text:style-name="T46"> ***</text:span></text:p>
      <text:p text:style-name="P3"/>
      <text:p text:style-name="P15">אז מצאנו חלוקה יעילה - <text:span text:style-name="T83">אבל היא בבירור לא </text:span>הוגנת: עמי מקבל <text:span text:style-name="T77">הרבה</text:span> ותמי <text:span text:style-name="T77">מקבלת מעט מאד. החלוקה לא פרופורציונלית ויש בה קנאה.</text:span></text:p>
      <text:p text:style-name="P15"/>
      <text:p text:style-name="P16">אנחנו צריכים למצוא חלוקה יעילה אחרת, שתהיה גם הוגנת. איך מוצאים חלוקות יעילות אחרות?</text:p>
      <text:p text:style-name="P16">- אפשר לפתור בעיית אופטימיזציה <text:span text:style-name="T78">אחרת. תהי f פונקציה כלשהי שהיא </text:span><text:span text:style-name="T73">מונוטונית-עולה</text:span><text:span text:style-name="T78">. נתבונן בבעיית האופטימיזציה הבאה:</text:span></text:p>
      <text:p text:style-name="P28"><text:span text:style-name="T25">Maximize <text:s text:c="2"/></text:span><text:span text:style-name="T26">f(</text:span><text:span text:style-name="T25">V</text:span><text:span text:style-name="T22">1</text:span><text:span text:style-name="T25">(X</text:span><text:span text:style-name="T22">1</text:span><text:span text:style-name="T25">)</text:span><text:span text:style-name="T26">)</text:span><text:span text:style-name="T25"> + </text:span><text:span text:style-name="T26">f(</text:span><text:span text:style-name="T25">V</text:span><text:span text:style-name="T22">2</text:span><text:span text:style-name="T25">(X</text:span><text:span text:style-name="T22">2</text:span><text:span text:style-name="T25">)</text:span><text:span text:style-name="T26">)</text:span></text:p>
      <text:p text:style-name="P32"><text:span text:style-name="T24">such that <text:s text:c="2"/>(X</text:span><text:span text:style-name="T21">1</text:span><text:span text:style-name="T24">,X</text:span><text:span text:style-name="T21">2</text:span><text:span text:style-name="T24">) is a partition</text:span></text:p>
      <text:p text:style-name="P17">הבעיה מאד דומה לבעיה הקודמת, רק שהפעם, לפני שחישבנו את סכום הערכים, הפעלנו על כל אחד מהערכים את הפונקציה f. גם הבעיה הזאת נותנת לנו חלוקה יעילה פארטו.</text:p>
      <text:p text:style-name="P75"/>
      <text:p text:style-name="P10"><text:span text:style-name="T49">מ</text:span><text:span text:style-name="T51">שפט</text:span><text:span text:style-name="T56">: כל חלוקה הממקסמת </text:span><text:span text:style-name="T64">פונקציה עולה כלשהי של </text:span><text:span text:style-name="T65">סכום הערכים</text:span><text:span text:style-name="T56"> היא יעילה פארטו.</text:span></text:p>
      <text:p text:style-name="P24"><text:span text:style-name="T38">הוכחה</text:span><text:span text:style-name="T41">: נתונה חלוקה </text:span><text:span text:style-name="T39">א</text:span><text:span text:style-name="T41"> הממקסמת </text:span><text:span text:style-name="T42">את ה</text:span><text:span text:style-name="T41">סכום </text:span><text:span text:style-name="T42">הנתון.</text:span></text:p>
      <text:p text:style-name="P69">נניח בשלילה שהחלוקה לא יעילה פארטו.</text:p>
      <text:p text:style-name="P73"><text:span text:style-name="T41">אז קיימת חלוקה </text:span><text:span text:style-name="T39">ב </text:span><text:span text:style-name="T41">שהיא שיפור-פארטו שלה.</text:span></text:p>
      <text:p text:style-name="P73"><text:span text:style-name="T41">בחלוקה </text:span><text:span text:style-name="T39">ב</text:span><text:span text:style-name="T41">, לכל השחקנים יש ערך לפחות כמו בחלוקה </text:span><text:span text:style-name="T39">א</text:span><text:span text:style-name="T41">, ולחלק מהשחקנים יש ערך גבוה יותר.</text:span><text:span text:style-name="T42"> כיוון שהפונקציה f היא מונוטונית-עולה, </text:span><text:span text:style-name="T41">בחלוקה </text:span><text:span text:style-name="T39">ב </text:span><text:span text:style-name="T40">ה</text:span><text:span text:style-name="T41">סכום גבוה יותר – בסתירה לכך שחלוקה </text:span><text:span text:style-name="T39">א</text:span><text:span text:style-name="T41"> ממקסמת את </text:span><text:span text:style-name="T42">ה</text:span><text:span text:style-name="T41">סכום</text:span><text:span text:style-name="T42">.</text:span><text:span text:style-name="T45"> <text:s text:c="2"/>***</text:span></text:p>
      <text:p text:style-name="P70"/>
      <text:p text:style-name="P74"><text:span text:style-name="T41">איך אפשר לפתור את בעיית האופטימיזציה</text:span><text:span text:style-name="T45"> הנ"ל</text:span><text:span text:style-name="T41">? יש כמה דרכים.</text:span></text:p>
      <text:p text:style-name="P71">דרך אחת היא לכתוב פונקציה בכמה משתנים, לגזור אותה ולמצוא נקודת מקסימום - כמו שלמדתם בקורס חדו"א. בדוגמה למעלה, ברור שתמי תקבל את כל הדיסק ועמי יקבל את כל הזיכרון, אז מספיק משתנה אחד - x - מספר בין 0 ל-1 המייצג את אחוז זמן-המעבד שיקבל עמי. </text:p>
      <text:p text:style-name="P74"><text:span text:style-name="T41">במקרה זה, הערך של עמי הוא 81x+19 והערך של תמי הוא 80-80x+20</text:span><text:span text:style-name="T43">. נניח שהפונקציה f היא שורש-ריבועי. אז </text:span><text:span text:style-name="T41">בעיית האופטימיזציה היא:</text:span></text:p>
      <text:p text:style-name="P29"><text:span text:style-name="T25">Maximize <text:s text:c="2"/></text:span><text:span text:style-name="T27">sqrt</text:span><text:span text:style-name="T26">(</text:span><text:span text:style-name="T44">81x+19</text:span><text:span text:style-name="T26">)</text:span><text:span text:style-name="T25"> + </text:span><text:span text:style-name="T27">sqrt</text:span><text:span text:style-name="T26">(</text:span><text:span text:style-name="T44">80-80x+20</text:span><text:span text:style-name="T26">)</text:span></text:p>
      <text:p text:style-name="P33">such that <text:s text:c="2"/><text:span text:style-name="T79">0 &lt;= x &lt;= 1</text:span></text:p>
      <text:p text:style-name="P18">עכשיו אפשר לגזור ולמצוא נקודת מקסימום.</text:p>
      <text:p text:style-name="P18"><text:soft-page-break/>אבל, בקורס הזה <text:span text:style-name="T80">נפתור את הבעיות האלו בצורה אחרת - נשתמש בתוכנות מתמטיות היודעות לפתור בעיות כאלו באופן אוטומטי. למשל, בתוכנת Mathematica אפשר לכתוב את הפקודה הבאה:</text:span></text:p>
      <text:p text:style-name="P34">FindMaximum[{(81 x + 19)^0.5 + (80 (1 - x) + 20)^0.5, 0 &lt;= x &lt;= 1}, x]</text:p>
      <text:p text:style-name="P19">ומקבלים מייד את התשובה:</text:p>
      <text:p text:style-name="P35">{15.4601, {x -&gt; 0.512327}}</text:p>
      <text:p text:style-name="P4">משמעות התשובה: עמי צריך לקבל בערך 51.23% מזמן-המעבד, <text:s/>ותמי צריכה לקבל את השאר.<text:span text:style-name="T81"> במקרה שלנו הפתרון אכן נותן חלוקה הוגנת - הערך של כל אחד מהשחקנים הוא מעל 50%.</text:span></text:p>
      <text:p text:style-name="P4"/>
      <text:p text:style-name="P5">אבל האם זה יהיה כך בכל מקרה? לא בטוח. אנחנו יכולים, בכל בעיה בנפרד, לנסות כל מיני פונקציות f , לפתור את בעיות האופטימיזציה המתאימות, ולבדוק את החלוקה יעילה. <text:span text:style-name="T82"><text:s/>אבל יש דרך טובה יותר. מסתבר שיש פונקציה אחת f, שאם ממקסמים את הסכום שלה, מקבלים חלוקה שהיא </text:span><text:span text:style-name="T4">תמיד</text:span><text:span text:style-name="T82"> ללא קנאה - <text:s/>זו </text:span><text:span text:style-name="T74">הפונקציה הלוגריתמי</text:span><text:span text:style-name="T75">ת</text:span><text:span text:style-name="T100">. כלומר פתרון הבעיה הבאה נותן חלוקה שהיא גם יעילה-פארטו וגם ללא קנאה:</text:span></text:p>
      <text:p text:style-name="P96"/>
      <text:p text:style-name="P30"><text:span text:style-name="T25">Maximize <text:s text:c="2"/></text:span><text:span text:style-name="T28">sum </text:span><text:span text:style-name="T23">i</text:span><text:span text:style-name="T28"> log</text:span><text:span text:style-name="T26">(</text:span><text:span text:style-name="T25">V</text:span><text:span text:style-name="T23">i</text:span><text:span text:style-name="T25">(X</text:span><text:span text:style-name="T23">i</text:span><text:span text:style-name="T25">)</text:span><text:span text:style-name="T26">)</text:span></text:p>
      <text:p text:style-name="P36">such that <text:s text:c="2"/>(X<text:span text:style-name="T98">1</text:span>,<text:span text:style-name="T97">...,</text:span>X<text:span text:style-name="T99">n</text:span>) is a partition</text:p>
      <text:p text:style-name="P5"/>
      <text:p text:style-name="P20"><text:span text:style-name="T48">מ</text:span><text:span text:style-name="T50">שפט</text:span><text:span text:style-name="T58">: כל חלוקה הממקסמת את סכום לוגי הערכים היא חלוקה ללא קנאה.</text:span></text:p>
      <text:p text:style-name="P64"><text:span text:style-name="T67">הוכחה</text:span><text:span text:style-name="T52">: נסתכל בפרוסת עוגה אינפיניטיסימלית, </text:span><text:span text:style-name="T66">Z</text:span><text:span text:style-name="T52">.</text:span></text:p>
      <text:p text:style-name="P64"><text:span text:style-name="T52">התרומה שלה ל-</text:span><text:span text:style-name="T66">f(V</text:span><text:span text:style-name="T69">j</text:span><text:span text:style-name="T66">(X</text:span><text:span text:style-name="T69">j</text:span><text:span text:style-name="T66">)) </text:span><text:span text:style-name="T52"><text:s/>היא</text:span><text:span text:style-name="T57"> הערך של Z כפול הנגזרת של f בנקודה הנוכחית:</text:span></text:p>
      <text:p text:style-name="P76"><text:span text:style-name="T66">f’(V</text:span><text:span text:style-name="T69">j</text:span><text:span text:style-name="T66">(X</text:span><text:span text:style-name="T69">j</text:span><text:span text:style-name="T66">)) * V</text:span><text:span text:style-name="T69">j</text:span><text:span text:style-name="T66">(Z)</text:span></text:p>
      <text:p text:style-name="P64"><text:span text:style-name="T52">לכן, אלגוריתם האופטימיזציה ייתן כל פרוסה </text:span><text:span text:style-name="T66">Z</text:span><text:span text:style-name="T52"> לשחקן </text:span><text:span text:style-name="T66">j</text:span><text:span text:style-name="T52"> שהמכפלה הזאת עבורו גדולה ביותר:</text:span></text:p>
      <text:p text:style-name="P76"><text:span text:style-name="T66">f’(V</text:span><text:span text:style-name="T69">j</text:span><text:span text:style-name="T66">(X</text:span><text:span text:style-name="T69">j</text:span><text:span text:style-name="T66">)) * V</text:span><text:span text:style-name="T69">j</text:span><text:span text:style-name="T66">(Z) ≥ f’(V</text:span><text:span text:style-name="T69">i</text:span><text:span text:style-name="T66">(X</text:span><text:span text:style-name="T69">i</text:span><text:span text:style-name="T66">)) * V</text:span><text:span text:style-name="T69">i</text:span><text:span text:style-name="T66">(Z)</text:span></text:p>
      <text:p text:style-name="P64"><text:span text:style-name="T52">נסכם את המשוואה על כל הפרוסות שניתנו ל-</text:span><text:span text:style-name="T66">j</text:span><text:span text:style-name="T52">:</text:span></text:p>
      <text:p text:style-name="P76"><text:span text:style-name="T66">f’(V</text:span><text:span text:style-name="T69">j</text:span><text:span text:style-name="T66">(X</text:span><text:span text:style-name="T69">j</text:span><text:span text:style-name="T66">)) * V</text:span><text:span text:style-name="T69">j</text:span><text:span text:style-name="T66">(X</text:span><text:span text:style-name="T69">j</text:span><text:span text:style-name="T66">) ≥ f’(V</text:span><text:span text:style-name="T69">i</text:span><text:span text:style-name="T66">(X</text:span><text:span text:style-name="T69">i</text:span><text:span text:style-name="T66">)) * V</text:span><text:span text:style-name="T69">i</text:span><text:span text:style-name="T66">(X</text:span><text:span text:style-name="T69">j</text:span><text:span text:style-name="T66">)</text:span></text:p>
      <text:p text:style-name="P64"><text:span text:style-name="T52">כאשר </text:span><text:span text:style-name="T66">f</text:span><text:span text:style-name="T52"> היא פונקציה לוגריתמית, מקבלים:</text:span></text:p>
      <text:p text:style-name="P76"><text:span text:style-name="T66">(1 / V</text:span><text:span text:style-name="T69">j</text:span><text:span text:style-name="T66">(X</text:span><text:span text:style-name="T69">j</text:span><text:span text:style-name="T66">)) * V</text:span><text:span text:style-name="T69">j</text:span><text:span text:style-name="T66">(X</text:span><text:span text:style-name="T69">j</text:span><text:span text:style-name="T66">) ≥(1 / V</text:span><text:span text:style-name="T69">i</text:span><text:span text:style-name="T66">(X</text:span><text:span text:style-name="T69">i</text:span><text:span text:style-name="T66">)) * V</text:span><text:span text:style-name="T69">i</text:span><text:span text:style-name="T66">(X</text:span><text:span text:style-name="T69">j</text:span><text:span text:style-name="T66">)</text:span></text:p>
      <text:p text:style-name="P64"><text:span text:style-name="T52">מעבירים אגף ומקבלים, לכל שני שחקנים </text:span><text:span text:style-name="T66">j,i</text:span><text:span text:style-name="T52">:</text:span></text:p>
      <text:p text:style-name="P77"><text:span text:style-name="T68">V</text:span><text:span text:style-name="T70">i</text:span><text:span text:style-name="T68">(X</text:span><text:span text:style-name="T70">i</text:span><text:span text:style-name="T68">) <text:s/>≥ V</text:span><text:span text:style-name="T70">i</text:span><text:span text:style-name="T68">(X</text:span><text:span text:style-name="T70">j</text:span><text:span text:style-name="T68">)</text:span></text:p>
      <text:p text:style-name="P59">וזו בדיוק ההגדרה של חלוקה ללא קנאה! <text:s text:c="2"/>***</text:p>
      <text:p text:style-name="P6"/>
      <text:p text:style-name="P7">המשפט הזה נותן לנו אלגוריתם פשוט למציאת חלוקה "מושלמת" - גם הוגנת וגם יעילה. במקרה שלנו אפשר למצוא חלוקה כזאת ע"י פקודה אחת בשפת Mathematica:</text:p>
      <text:p text:style-name="P25"><text:span text:style-name="T30">FindMaximum[{Log[81 x + 19] + Log[80 (1 - x) + 20], 0 &lt;= x &lt;= 1}, x]</text:span><text:span text:style-name="T31"> </text:span></text:p>
      <text:p text:style-name="P7">והתשובה היא:</text:p>
      <text:p text:style-name="P26">{8.18043, {x -&gt; 0.507716}}</text:p>
      <text:p text:style-name="P7">כלומר עמי צריך לקבל 50.77% מזמן-המעבד ותמי את השאר.</text:p>
      <text:p text:style-name="P7"/>
      <text:p text:style-name="P7"/>
      <text:p text:style-name="P57">חלוקה קשירה, יעילה וללא קנאה</text:p>
      <text:p text:style-name="P38">למדנו שתמיד קיימת חלוקה שהיא <text:span text:style-name="T1">ללא-קנאה וקשירה</text:span>, וחלוקה שהיא <text:span text:style-name="T1">ללא-קנאה ויעילה</text:span>. <text:s/></text:p>
      <text:p text:style-name="P40">קל למצוא חלוקה שהיא <text:span text:style-name="T1">קשירה</text:span> וגם <text:span text:style-name="T1">יעילה</text:span> (איך?).<text:span text:style-name="T85"> </text:span></text:p>
      <text:p text:style-name="P38"><text:span text:style-name="T85">האם תמיד קיימת חלוקה שיש לה כל שלוש התכונות - </text:span><text:span text:style-name="T1">ללא-קנאה, קשירה, ויעילה</text:span> בו-זמנית<text:span text:style-name="T85">?</text:span></text:p>
      <text:p text:style-name="P41">התשובה היא לא. הנה דוגמה: <text:s/><text:span text:style-name="T84">נתונה עוגה חד-מימדית המחולקת לשבעה איזורים סמוכים. הערכים של עמי, תמי וצומי לכל </text:span>איזור <text:span text:style-name="T84">נתונים בטבלה למטה. כל אחד מהשחקנים רוצה חתיכה קשירה בלבד.</text:span></text:p>
      <text:p text:style-name="P41"><text:soft-page-break/></text:p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P87">עמי</text:p>
          </table:table-cell>
          <table:table-cell table:style-name="Table4.A1" office:value-type="string">
            <text:p text:style-name="P93">2</text:p>
          </table:table-cell>
          <table:table-cell table:style-name="Table4.A1" office:value-type="string">
            <text:p text:style-name="P93">0</text:p>
          </table:table-cell>
          <table:table-cell table:style-name="Table4.A1" office:value-type="string">
            <text:p text:style-name="P93">3</text:p>
          </table:table-cell>
          <table:table-cell table:style-name="Table4.A1" office:value-type="string">
            <text:p text:style-name="P93">0</text:p>
          </table:table-cell>
          <table:table-cell table:style-name="Table4.A1" office:value-type="string">
            <text:p text:style-name="P93">2</text:p>
          </table:table-cell>
          <table:table-cell table:style-name="Table4.A1" office:value-type="string">
            <text:p text:style-name="P93">0</text:p>
          </table:table-cell>
          <table:table-cell table:style-name="Table4.H1" office:value-type="string">
            <text:p text:style-name="P93">0</text:p>
          </table:table-cell>
        </table:table-row>
        <table:table-row>
          <table:table-cell table:style-name="Table4.A2" office:value-type="string">
            <text:p text:style-name="P87">תמי</text:p>
          </table:table-cell>
          <table:table-cell table:style-name="Table4.A2" office:value-type="string">
            <text:p text:style-name="P93">0</text:p>
          </table:table-cell>
          <table:table-cell table:style-name="Table4.A2" office:value-type="string">
            <text:p text:style-name="P93">0</text:p>
          </table:table-cell>
          <table:table-cell table:style-name="Table4.A2" office:value-type="string">
            <text:p text:style-name="P93">0</text:p>
          </table:table-cell>
          <table:table-cell table:style-name="Table4.A2" office:value-type="string">
            <text:p text:style-name="P93">0</text:p>
          </table:table-cell>
          <table:table-cell table:style-name="Table4.A2" office:value-type="string">
            <text:p text:style-name="P93">0</text:p>
          </table:table-cell>
          <table:table-cell table:style-name="Table4.A2" office:value-type="string">
            <text:p text:style-name="P93">7</text:p>
          </table:table-cell>
          <table:table-cell table:style-name="Table4.H2" office:value-type="string">
            <text:p text:style-name="P93">0</text:p>
          </table:table-cell>
        </table:table-row>
        <table:table-row>
          <table:table-cell table:style-name="Table4.A2" office:value-type="string">
            <text:p text:style-name="P87">צומי</text:p>
          </table:table-cell>
          <table:table-cell table:style-name="Table4.A2" office:value-type="string">
            <text:p text:style-name="P93">0</text:p>
          </table:table-cell>
          <table:table-cell table:style-name="Table4.A2" office:value-type="string">
            <text:p text:style-name="P93">2</text:p>
          </table:table-cell>
          <table:table-cell table:style-name="Table4.A2" office:value-type="string">
            <text:p text:style-name="P93">0</text:p>
          </table:table-cell>
          <table:table-cell table:style-name="Table4.A2" office:value-type="string">
            <text:p text:style-name="P93">2</text:p>
          </table:table-cell>
          <table:table-cell table:style-name="Table4.A2" office:value-type="string">
            <text:p text:style-name="P93">0</text:p>
          </table:table-cell>
          <table:table-cell table:style-name="Table4.A2" office:value-type="string">
            <text:p text:style-name="P93">0</text:p>
          </table:table-cell>
          <table:table-cell table:style-name="Table4.H2" office:value-type="string">
            <text:p text:style-name="P93">3</text:p>
          </table:table-cell>
        </table:table-row>
      </table:table>
      <text:p text:style-name="P39"/>
      <text:p text:style-name="P42">בכל חלוקה הוגנת, תמי חייבת לקבל את הפרוסה השישית (או חלק ממנה). עכשיו יש שתי אפשרויות: </text:p>
      <text:list xml:id="list2532851055" text:style-name="L4">
        <text:list-item>
          <text:p text:style-name="P104">עמי מקבל פרוסה מימין לתמי, וצומי מקבלת פרוסה משמאל לתמי. אז צומי מקנאת בעמי.</text:p>
        </text:list-item>
        <text:list-item>
          <text:p text:style-name="P104">עמי וצומי שניהם מקבלים פרוסה מימין לתמי. אם צומי מקבלת 2+2 אז עמי מקנא; אם צומי מקבלת רק 2, אז החלוקה לא יעילה פארטו - אפשר להשיג שיפור פארטו ע"י העברת החלק של צומי לצד שמאל.</text:p>
        </text:list-item>
      </text:list>
      <text:p text:style-name="P105">כאן אנחנו נתקלים בתופעה שחוזרת על עצמה הרבה בכלכלה (וגם בתחומים אחרים בחיים): יש שלוש דרישות, שאי-אפשר למלא בו-זמנית. צריך לבחור על מה לוותר: האם לוותר על קשירות? על הגינות? על יעילות? התשובה תלויה בבעיה ומשתנה בכל מקרה לגופו.</text:p>
      <text:p text:style-name="P106"><text:span text:style-name="T102">לסיום, דוגמה מהחיים </text:span>לסתירה בין הגינות ליעילות<text:span text:style-name="T102">.</text:span> כשתיכננתי את המבחן לקורס אלגוריתמים בשנת ה'תשע"ח<text:span text:style-name="T103">,</text:span> רציתי לתת לסטודנטים הרבה זמן, כך שלא יהיו לחוצים. אז כתבתי בבחינה "משך הבחינה - 4 שעות". אבל מדור בחינות פסל את הבחינה בטענה שהמקסימום הוא 3 שעות. כששאלתי: למה? ענו לי: כי ביממה יש 12 שעות עבודה, ויש 3 בחינות ביום. אמרתי: מעולה, ב-12 שעות יש מקום בדיוק ל-3 בחינות של 4 שעות! אז הם הסבירו לי, שיש סטודנטים עם אישור רפואי להארכת זמן, ומגיע להם לקבל 25% יותר זמן מכל שאר הכיתה. אז אם כולם מקבלים 3 שעות, הם מקבלים 3:45 וזה מסתדר, אבל אם כולם מקבלים 4 שעות, הם יצטרכו לקבל 5 שעות וזה כבר לא מסתדר.</text:p>
      <text:p text:style-name="P107">יש כאן סתירה בין הגינות ליעילות: ההגינות מחייבת לתת לסטודנטים עם אישור את הארכת-הזמן <text:span text:style-name="T101">ה</text:span>מגיעה להם. אבל כתוצאה מכך נוצר מצב שהוא לא יעיל פארטו (עבור הסטודנטים), שהרי היה עדיף לכולם - גם לסטודנטים עם אישור וגם לסטודנטים בלי<text:span text:style-name="T101"> </text:span>אישור<text:span text:style-name="T101"> - שהבחינה תהיה 4 שעות לכולם.</text:span></text:p>
      <text:p text:style-name="P107"><text:span text:style-name="T101">במקרה זה, הנהלת האוניברסיטה העדיפה את ההגינות על-פני היעילות. מה קורה במקרים אחרים?</text:span></text:p>
      <text:p text:style-name="P58"><text:span text:style-name="T1">מאמרים</text:span><text:span text:style-name="T3"> להרחבה ולמטלת רשות</text:span></text:p>
      <text:list xml:id="list1771026636" text:style-name="L5">
        <text:list-item>
          <text:p text:style-name="P97"><text:bookmark text:name="a1_Ctrl"/><text:a xlink:type="simple" xlink:href="https://onlinelibrary.wiley.com/action/doSearch?ContribAuthorStored=Bogomolnaia%2C+Anna" text:style-name="Internet_20_link" text:visited-style-name="Visited_20_Internet_20_Link"><text:span text:style-name="T89">Anna Bogomolnaia</text:span></text:a><text:span text:style-name="T89"> </text:span><text:span text:style-name="T90">, </text:span><text:bookmark text:name="a2_Ctrl"/><text:a xlink:type="simple" xlink:href="https://onlinelibrary.wiley.com/action/doSearch?ContribAuthorStored=Moulin%2C+Hervé" text:style-name="Internet_20_link" text:visited-style-name="Visited_20_Internet_20_Link"><text:span text:style-name="T95">Hervé Moulin</text:span></text:a><text:span text:style-name="T95"> </text:span><text:span text:style-name="T96">, </text:span><text:bookmark text:name="a3_Ctrl"/><text:a xlink:type="simple" xlink:href="https://onlinelibrary.wiley.com/action/doSearch?ContribAuthorStored=Sandomirskiy%2C+Fedor" text:style-name="Internet_20_link" text:visited-style-name="Visited_20_Internet_20_Link"><text:span text:style-name="T95">Fedor Sandomirskiy</text:span></text:a><text:span text:style-name="T95"> </text:span><text:span text:style-name="T96">, </text:span><text:bookmark text:name="a4_Ctrl"/><text:a xlink:type="simple" xlink:href="https://onlinelibrary.wiley.com/action/doSearch?ContribAuthorStored=Yanovskaya%2C+Elena" text:style-name="Internet_20_link" text:visited-style-name="Visited_20_Internet_20_Link"><text:span text:style-name="T95">Elena Yanovskaya</text:span></text:a><text:span text:style-name="T96"> (2017): <text:s text:c="2"/>"</text:span><text:bookmark text:name="LpFKZZ3yBy4J"/><text:a xlink:type="simple" xlink:href="https://onlinelibrary.wiley.com/doi/abs/10.3982/ECTA14564" text:style-name="Internet_20_link" text:visited-style-name="Visited_20_Internet_20_Link"><text:span text:style-name="T89">Competitive division of a mixed manna‏</text:span></text:a><text:span text:style-name="T90">"</text:span></text:p>
        </text:list-item>
        <text:list-item>
          <text:p text:style-name="P98"><text:span text:style-name="T91">Walter Stromquist (2007), "</text:span><text:a xlink:type="simple" xlink:href="http://drops.dagstuhl.de/opus/volltexte/2007/1219/" text:style-name="Internet_20_link" text:visited-style-name="Visited_20_Internet_20_Link"><text:span text:style-name="T89">A Pie That Can't Be Cut Fairly</text:span></text:a><text:span text:style-name="T91">"</text:span></text:p>
        </text:list-item>
        <text:list-item>
          <text:p text:style-name="P101"><text:span text:style-name="T91">Dall’Aglio, M.</text:span><text:span text:style-name="T89"> </text:span><text:span text:style-name="T91">(2001): </text:span><text:span text:style-name="T89">"</text:span><text:span text:style-name="T91">The Dubins–Spanier optimization problem in fair division theory</text:span><text:span text:style-name="T89">"</text:span><text:span text:style-name="T91">. J. Comput. Appl. Math.</text:span><text:span text:style-name="T89"> </text:span><text:span text:style-name="T91">130(1–2), 17–40 </text:span></text:p>
        </text:list-item>
        <text:list-item>
          <text:p text:style-name="P102"><text:span text:style-name="T91">Dall’Aglio, M., Hill, T.P. (2003): </text:span><text:span text:style-name="T89">"</text:span><text:span text:style-name="T91">Maximin share and minimax envy in fair-division problems</text:span><text:span text:style-name="T89">"</text:span><text:span text:style-name="T91">. J. Math. Anal. Appl.</text:span></text:p>
        </text:list-item>
        <text:list-item>
          <text:p text:style-name="P99"><text:a xlink:type="simple" xlink:href="https://scholar.google.co.il/citations?user=LfuSgb4AAAAJ&amp;hl=iw&amp;oi=sra" text:style-name="Internet_20_link" text:visited-style-name="Visited_20_Internet_20_Link"><text:span text:style-name="T92">D Kurokawa</text:span></text:a><text:span text:style-name="T92">, </text:span><text:a xlink:type="simple" xlink:href="https://scholar.google.co.il/citations?user=8ZpV-lkAAAAJ&amp;hl=iw&amp;oi=sra" text:style-name="Internet_20_link" text:visited-style-name="Visited_20_Internet_20_Link"><text:span text:style-name="T92">AD </text:span></text:a><text:a xlink:type="simple" xlink:href="https://scholar.google.co.il/citations?user=8ZpV-lkAAAAJ&amp;hl=iw&amp;oi=sra" text:style-name="Internet_20_link" text:visited-style-name="Visited_20_Internet_20_Link"><text:span text:style-name="T92">Procaccia</text:span></text:a><text:span text:style-name="T92">, </text:span><text:a xlink:type="simple" xlink:href="https://scholar.google.co.il/citations?user=klcw_tAAAAAJ&amp;hl=iw&amp;oi=sra" text:style-name="Internet_20_link" text:visited-style-name="Visited_20_Internet_20_Link"><text:span text:style-name="T92">N Shah</text:span></text:a><text:span text:style-name="T92"> (201</text:span><text:span text:style-name="T93">8</text:span><text:span text:style-name="T92">), </text:span><text:bookmark text:name="_8LDX7RoakkJ"/><text:span text:style-name="T92">"</text:span><text:bookmark text:name="F7BsbDAa0P4J"/><text:a xlink:type="simple" xlink:href="https://dl.acm.org/citation.cfm?id=3274641" text:style-name="Internet_20_link" text:visited-style-name="Visited_20_Internet_20_Link"><text:span text:style-name="T91">Leximin</text:span></text:a><text:a xlink:type="simple" xlink:href="https://dl.acm.org/citation.cfm?id=3274641" text:style-name="Internet_20_link" text:visited-style-name="Visited_20_Internet_20_Link"><text:span text:style-name="T86"> </text:span></text:a><text:a xlink:type="simple" xlink:href="https://dl.acm.org/citation.cfm?id=3274641" text:style-name="Internet_20_link" text:visited-style-name="Visited_20_Internet_20_Link"><text:span text:style-name="T91">Allocations in the Real</text:span></text:a><text:a xlink:type="simple" xlink:href="https://dl.acm.org/citation.cfm?id=3274641" text:style-name="Internet_20_link" text:visited-style-name="Visited_20_Internet_20_Link"><text:span text:style-name="T93"> </text:span></text:a><text:a xlink:type="simple" xlink:href="https://dl.acm.org/citation.cfm?id=3274641" text:style-name="Internet_20_link" text:visited-style-name="Visited_20_Internet_20_Link"><text:span text:style-name="T91">World‏</text:span></text:a><text:span text:style-name="T92">".</text:span></text:p>
        </text:list-item>
        <text:list-item>
          <text:p text:style-name="P100"><text:a xlink:type="simple" xlink:href="https://scholar.google.co.il/citations?user=x_7xA0UAAAAJ&amp;hl=iw&amp;oi=sra" text:style-name="Internet_20_link" text:visited-style-name="Visited_20_Internet_20_Link"><text:span text:style-name="T92">Y Chen</text:span></text:a><text:span text:style-name="T92">, JK Lai, </text:span><text:a xlink:type="simple" xlink:href="https://scholar.google.co.il/citations?user=JUn8PgwAAAAJ&amp;hl=iw&amp;oi=sra" text:style-name="Internet_20_link" text:visited-style-name="Visited_20_Internet_20_Link"><text:span text:style-name="T92">DC Parkes</text:span></text:a><text:span text:style-name="T92">, </text:span><text:a xlink:type="simple" xlink:href="https://scholar.google.co.il/citations?user=8ZpV-lkAAAAJ&amp;hl=iw&amp;oi=sra" text:style-name="Internet_20_link" text:visited-style-name="Visited_20_Internet_20_Link"><text:span text:style-name="T92">AD </text:span></text:a><text:a xlink:type="simple" xlink:href="https://scholar.google.co.il/citations?user=8ZpV-lkAAAAJ&amp;hl=iw&amp;oi=sra" text:style-name="Internet_20_link" text:visited-style-name="Visited_20_Internet_20_Link"><text:span text:style-name="T92">Procaccia</text:span></text:a><text:span text:style-name="T88"> </text:span><text:span text:style-name="T94">(2013): "</text:span><text:bookmark text:name="bQlzvzyAWQ0J"/><text:a xlink:type="simple" xlink:href="https://www.sciencedirect.com/science/article/pii/S0899825612001571" text:style-name="Internet_20_link" text:visited-style-name="Visited_20_Internet_20_Link"><text:span text:style-name="T94">Truth, justice, and </text:span></text:a><text:a xlink:type="simple" xlink:href="https://www.sciencedirect.com/science/article/pii/S0899825612001571" text:style-name="Internet_20_link" text:visited-style-name="Visited_20_Internet_20_Link"><text:span text:style-name="T94">cake</text:span></text:a><text:a xlink:type="simple" xlink:href="https://www.sciencedirect.com/science/article/pii/S0899825612001571" text:style-name="Internet_20_link" text:visited-style-name="Visited_20_Internet_20_Link"><text:span text:style-name="T88"> </text:span></text:a><text:a xlink:type="simple" xlink:href="https://www.sciencedirect.com/science/article/pii/S0899825612001571" text:style-name="Internet_20_link" text:visited-style-name="Visited_20_Internet_20_Link"><text:span text:style-name="T94">cutting‏</text:span></text:a><text:span text:style-name="T94">".</text:span></text:p>
        </text:list-item>
      </text:list>
      <text:p text:style-name="P94"/>
      <text:p text:style-name="P95"/>
      <text:p text:style-name="P103"><text:span text:style-name="T104">סיכם: אראל סגל-הלוי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5" style:display-name="Default_5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Notizen" style:display-name="Title and Content_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4327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9" style:display-name="Title and Content_~LT~Gliederung 9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8" style:display-name="Title and Content_~LT~Gliederung 8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7" style:display-name="Title and Content_~LT~Gliederung 7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6" style:display-name="Title and Content_~LT~Gliederung 6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5" style:display-name="Title and Content_~LT~Gliederung 5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4" style:display-name="Title and Content_~LT~Gliederung 4" style:family="paragraph" style:default-outline-level="">
      <style:paragraph-properties fo:margin-left="0in" fo:margin-right="0in" fo:margin-top="0.1528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3" style:display-name="Title and Content_~LT~Gliederung 3" style:family="paragraph" style:default-outline-level="">
      <style:paragraph-properties fo:margin-left="0in" fo:margin-right="0in" fo:margin-top="0.2291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default-outline-level="">
      <style:paragraph-properties fo:margin-left="0in" fo:margin-right="0in" fo:margin-top="0.3047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3819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0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5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4.2$Linux_X86_64 LibreOffice_project/10$Build-2</meta:generator>
    <dc:date>2019-02-19T11:55:04.336278452</dc:date>
    <meta:editing-duration>P9DT9H38M22S</meta:editing-duration>
    <meta:editing-cycles>1151</meta:editing-cycles>
    <meta:document-statistic meta:table-count="4" meta:image-count="0" meta:object-count="0" meta:page-count="5" meta:paragraph-count="190" meta:word-count="1882" meta:character-count="10036" meta:non-whitespace-character-count="8315"/>
  </office:meta>
</office:document-meta>
</file>